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E8F2A1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background-color="#BBE33D"/>
    </style:style>
    <style:style style:name="ce4" style:family="table-cell" style:parent-style-name="Default" style:data-style-name="N0">
      <style:table-cell-properties style:vertical-align="top" fo:background-color="#BBE33D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background-color="#FF8000"/>
    </style:style>
    <style:style style:name="ce6" style:family="table-cell" style:parent-style-name="Default" style:data-style-name="N0">
      <style:table-cell-properties style:vertical-align="top" fo:background-color="#FF80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background-color="#FFD7D7"/>
    </style:style>
    <style:style style:name="ce8" style:family="table-cell" style:parent-style-name="Default" style:data-style-name="N0">
      <style:table-cell-properties style:vertical-align="top" fo:background-color="#DEE6EF"/>
    </style:style>
    <style:style style:name="ce9" style:family="table-cell" style:parent-style-name="Default" style:data-style-name="N0">
      <style:table-cell-properties style:vertical-align="top" fo:background-color="#DEE6E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 fo:wrap-option="wrap" fo:background-color="#EEEEEE"/>
    </style:style>
    <style:style style:name="ce12" style:family="table-cell" style:parent-style-name="Default" style:data-style-name="N0">
      <style:table-cell-properties style:vertical-align="top" fo:background-color="#EEEEEE"/>
    </style:style>
    <style:style style:name="ce13" style:family="table-cell" style:parent-style-name="Default" style:data-style-name="N0">
      <style:table-cell-properties style:vertical-align="top" fo:background-color="#F6F9D4"/>
    </style:style>
    <style:style style:name="ce14" style:family="table-cell" style:parent-style-name="Default" style:data-style-name="N0">
      <style:table-cell-properties style:vertical-align="top" fo:background-color="#E8F2A1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36">
      <style:table-cell-properties style:vertical-align="top" fo:background-color="#BBE33D" style:repeat-content="false"/>
      <style:paragraph-properties fo:text-align="start" fo:margin-left="0cm"/>
    </style:style>
    <style:style style:name="ce19" style:family="table-cell" style:parent-style-name="Default" style:data-style-name="N36">
      <style:table-cell-properties style:vertical-align="top" fo:background-color="#FF8000" style:repeat-content="false"/>
      <style:paragraph-properties fo:text-align="start" fo:margin-left="0cm"/>
    </style:style>
    <style:style style:name="ce20" style:family="table-cell" style:parent-style-name="Default" style:data-style-name="N36">
      <style:table-cell-properties style:vertical-align="top" fo:background-color="#FFD7D7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style:vertical-align="to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30">
      <style:table-cell-properties style:vertical-align="top" fo:background-color="#BBE33D" style:repeat-content="false"/>
      <style:paragraph-properties fo:text-align="start" fo:margin-left="0cm"/>
    </style:style>
    <style:style style:name="ce23" style:family="table-cell" style:parent-style-name="Default" style:data-style-name="N30">
      <style:table-cell-properties style:vertical-align="top" fo:background-color="#DEE6E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top" fo:background-color="#FFD7D7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top" fo:wrap-option="wrap" fo:background-color="#F6F9D4"/>
    </style:style>
    <style:style style:name="ce29" style:family="table-cell" style:parent-style-name="Default" style:data-style-name="N0">
      <style:table-cell-properties style:vertical-align="top" fo:wrap-option="wrap" fo:background-color="#E8F2A1"/>
    </style:style>
    <style:style style:name="ce30" style:family="table-cell" style:parent-style-name="Default" style:data-style-name="N0">
      <style:table-cell-properties style:vertical-align="top" fo:wrap-option="wrap" fo:background-color="#E8F2A1" style:repeat-content="false"/>
      <style:paragraph-properties fo:text-align="start" fo:margin-left="0cm"/>
    </style:style>
    <style:style style:name="ce31" style:family="table-cell" style:parent-style-name="Default" style:data-style-name="N37">
      <style:table-cell-properties style:vertical-align="top" fo:background-color="#FF8000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top" fo:background-color="#BBE33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36">
      <style:table-cell-properties style:vertical-align="top" fo:background-color="#E8F2A1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top" fo:wrap-option="wrap" fo:background-color="#EEEEEE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top" fo:background-color="#F6F9D4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top" fo:wrap-option="wrap" fo:background-color="#EEEEEE"/>
    </style:style>
    <style:style style:name="ce38" style:family="table-cell" style:parent-style-name="Default" style:data-style-name="N0"/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8.59895833333333cm"/>
    </style:style>
    <style:style style:name="co8" style:family="table-column">
      <style:table-column-properties fo:break-before="auto" style:column-width="7.276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4.2862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4.23333333333333cm"/>
    </style:style>
    <style:style style:name="co16" style:family="table-column">
      <style:table-column-properties fo:break-before="auto" style:column-width="6.79979166666667cm"/>
    </style:style>
    <style:style style:name="co17" style:family="table-column">
      <style:table-column-properties fo:break-before="auto" style:column-width="7.17020833333333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4.94770833333333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1.9856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119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7" table:default-cell-style-name="ce17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7"/>
        <table:table-column table:style-name="co17" table:default-cell-style-name="ce10"/>
        <table:table-column table:style-name="co9" table:default-cell-style-name="ce10"/>
        <table:table-column table:style-name="co10" table:default-cell-style-name="ce10"/>
        <table:table-column table:style-name="co18" table:default-cell-style-name="ce10"/>
        <table:table-column table:style-name="co12" table:default-cell-style-name="ce10"/>
        <table:table-column table:style-name="co14" table:default-cell-style-name="ce10"/>
        <table:table-column table:style-name="co15" table:default-cell-style-name="ce10"/>
        <table:table-column table:style-name="co4" table:default-cell-style-name="ce17"/>
        <table:table-column table:style-name="co19" table:default-cell-style-name="ce10"/>
        <table:table-column table:style-name="co9" table:default-cell-style-name="ce10"/>
        <table:table-column table:style-name="co10" table:default-cell-style-name="ce10"/>
        <table:table-column table:style-name="co18" table:default-cell-style-name="ce10"/>
        <table:table-column table:style-name="co12" table:default-cell-style-name="ce10"/>
        <table:table-column table:style-name="co14" table:default-cell-style-name="ce10"/>
        <table:table-column table:style-name="co15" table:default-cell-style-name="ce10"/>
        <table:table-column table:style-name="co4" table:default-cell-style-name="ce10"/>
        <table:table-column table:style-name="co20" table:default-cell-style-name="ce10"/>
        <table:table-column table:style-name="co21" table:number-columns-repeated="5" table:default-cell-style-name="ce10"/>
        <table:table-column table:style-name="co15" table:default-cell-style-name="ce10"/>
        <table:table-column table:style-name="co16" table:default-cell-style-name="ce17"/>
        <table:table-column table:style-name="co21" table:number-columns-repeated="977" table:default-cell-style-name="ce10"/>
        <table:table-column table:style-name="co18" table:number-columns-repeated="15360" table:default-cell-style-name="ce1"/>
        <table:table-row table:style-name="ro1">
          <table:table-cell office:value-type="string" table:number-columns-spanned="6" table:number-rows-spanned="1" table:style-name="ce35">
            <text:p>Reference</text:p>
          </table:table-cell>
          <table:covered-table-cell table:number-columns-repeated="5"/>
          <table:table-cell office:value-type="string" table:number-columns-spanned="2" table:number-rows-spanned="1" table:style-name="ce36">
            <text:p>Samples</text:p>
          </table:table-cell>
          <table:covered-table-cell/>
          <table:table-cell office:value-type="string" table:style-name="ce2">
            <text:p>Table: sourceTelegram</text:p>
          </table:table-cell>
          <table:table-cell table:number-columns-repeated="5" table:style-name="ce2"/>
          <table:table-cell office:value-type="string" table:style-name="ce2">
            <text:p>Sample 2</text:p>
          </table:table-cell>
          <table:table-cell office:value-type="string" table:style-name="ce3">
            <text:p>Table: processedTelegram</text:p>
          </table:table-cell>
          <table:table-cell table:number-columns-repeated="6" table:style-name="ce3"/>
          <table:table-cell office:value-type="string" table:style-name="ce4">
            <text:p>Sample 2</text:p>
          </table:table-cell>
          <table:table-cell office:value-type="string" table:style-name="ce5">
            <text:p>Table: powerFailureEvents</text:p>
          </table:table-cell>
          <table:table-cell table:number-columns-repeated="6" table:style-name="ce5"/>
          <table:table-cell office:value-type="string" table:style-name="ce6">
            <text:p>Sample 2</text:p>
          </table:table-cell>
          <table:table-cell office:value-type="string" table:style-name="ce7">
            <text:p>Table: meterReadings</text:p>
          </table:table-cell>
          <table:table-cell table:number-columns-repeated="6" table:style-name="ce7"/>
          <table:table-cell office:value-type="string" table:style-name="ce7">
            <text:p>Sample 2</text:p>
          </table:table-cell>
          <table:table-cell office:value-type="string" table:style-name="ce8">
            <text:p>Table: meterConfiguration</text:p>
          </table:table-cell>
          <table:table-cell table:number-columns-repeated="6" table:style-name="ce8"/>
          <table:table-cell office:value-type="string" table:style-name="ce9">
            <text:p>Sample 2</text:p>
          </table:table-cell>
          <table:table-cell table:number-columns-repeated="16337"/>
        </table:table-row>
        <table:table-row table:style-name="ro2">
          <table:table-cell office:value-type="string" table:style-name="ce11">
            <text:p>Value</text:p>
          </table:table-cell>
          <table:table-cell office:value-type="string" table:style-name="ce12">
            <text:p>OBIS</text:p>
            <text:p>reference</text:p>
          </table:table-cell>
          <table:table-cell office:value-type="string" table:style-name="ce12">
            <text:p>Attribute</text:p>
          </table:table-cell>
          <table:table-cell office:value-type="string" table:style-name="ce12">
            <text:p>Class ID</text:p>
          </table:table-cell>
          <table:table-cell office:value-type="string" table:style-name="ce12">
            <text:p>Value Format</text:p>
          </table:table-cell>
          <table:table-cell office:value-type="string" table:style-name="ce12">
            <text:p>Value Unit</text:p>
          </table:table-cell>
          <table:table-cell office:value-type="string" table:style-name="ce13">
            <text:p>Sample 1</text:p>
          </table:table-cell>
          <table:table-cell office:value-type="string" table:style-name="ce13">
            <text:p>Sample 2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Unique</text:p>
          </table:table-cell>
          <table:table-cell office:value-type="string" table:style-name="ce14">
            <text:p>Key</text:p>
          </table:table-cell>
          <table:table-cell office:value-type="string" table:style-name="ce14">
            <text:p>Datatype</text:p>
          </table:table-cell>
          <table:table-cell office:value-type="string" table:style-name="ce14">
            <text:p>Length</text:p>
          </table:table-cell>
          <table:table-cell office:value-type="string" table:style-name="ce14">
            <text:p>Format</text:p>
          </table:table-cell>
          <table:table-cell office:value-type="string" table:style-name="ce2">
            <text:p>Values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Unique</text:p>
          </table:table-cell>
          <table:table-cell office:value-type="string" table:style-name="ce3">
            <text:p>Key</text:p>
          </table:table-cell>
          <table:table-cell office:value-type="string" table:style-name="ce3">
            <text:p>Datatype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Decimals</text:p>
          </table:table-cell>
          <table:table-cell office:value-type="string" table:style-name="ce3">
            <text:p>Format</text:p>
          </table:table-cell>
          <table:table-cell office:value-type="string" table:style-name="ce4">
            <text:p>Values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Unique</text:p>
          </table:table-cell>
          <table:table-cell office:value-type="string" table:style-name="ce5">
            <text:p>Key</text:p>
          </table:table-cell>
          <table:table-cell office:value-type="string" table:style-name="ce5">
            <text:p>Datatype</text:p>
          </table:table-cell>
          <table:table-cell office:value-type="string" table:style-name="ce5">
            <text:p>Length</text:p>
          </table:table-cell>
          <table:table-cell office:value-type="string" table:style-name="ce5">
            <text:p>Decimals</text:p>
          </table:table-cell>
          <table:table-cell office:value-type="string" table:style-name="ce5">
            <text:p>Format</text:p>
          </table:table-cell>
          <table:table-cell office:value-type="string" table:style-name="ce6">
            <text:p>Values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Unique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Datatype</text:p>
          </table:table-cell>
          <table:table-cell office:value-type="string" table:style-name="ce7">
            <text:p>Length</text:p>
          </table:table-cell>
          <table:table-cell office:value-type="string" table:style-name="ce7">
            <text:p>Decimals</text:p>
          </table:table-cell>
          <table:table-cell office:value-type="string" table:style-name="ce7">
            <text:p>Format</text:p>
          </table:table-cell>
          <table:table-cell office:value-type="string" table:style-name="ce7">
            <text:p>Values</text:p>
          </table:table-cell>
          <table:table-cell office:value-type="string" table:style-name="ce8">
            <text:p>Name</text:p>
          </table:table-cell>
          <table:table-cell office:value-type="string" table:style-name="ce8">
            <text:p>Unique</text:p>
          </table:table-cell>
          <table:table-cell office:value-type="string" table:style-name="ce8">
            <text:p>Key</text:p>
          </table:table-cell>
          <table:table-cell office:value-type="string" table:style-name="ce8">
            <text:p>Datatype</text:p>
          </table:table-cell>
          <table:table-cell office:value-type="string" table:style-name="ce8">
            <text:p>Length</text:p>
          </table:table-cell>
          <table:table-cell office:value-type="string" table:style-name="ce8">
            <text:p>Decimals</text:p>
          </table:table-cell>
          <table:table-cell office:value-type="string" table:style-name="ce8">
            <text:p>Format</text:p>
          </table:table-cell>
          <table:table-cell office:value-type="string" table:style-name="ce9">
            <text:p>Values</text:p>
          </table:table-cell>
          <table:table-cell table:number-columns-repeated="16337"/>
        </table:table-row>
        <table:table-row table:style-name="ro2">
          <table:table-cell office:value-type="string" table:style-name="ce11">
            <text:p>Header information</text:p>
          </table:table-cell>
          <table:table-cell office:value-type="string" table:style-name="ce12">
            <text:p>–</text:p>
          </table:table-cell>
          <table:table-cell office:value-type="string" table:style-name="ce12">
            <text:p>–</text:p>
          </table:table-cell>
          <table:table-cell office:value-type="string" table:style-name="ce12">
            <text:p>–</text:p>
          </table:table-cell>
          <table:table-cell office:value-type="string" table:style-name="ce12">
            <text:p>Manufacturer specific</text:p>
          </table:table-cell>
          <table:table-cell table:style-name="ce12"/>
          <table:table-cell office:value-type="string" table:style-name="ce13">
            <text:p>/Ene5\T210-D ESMR5.0</text:p>
          </table:table-cell>
          <table:table-cell office:value-type="string" table:style-name="ce13">
            <text:p>/Ene5\T210-D ESMR5.0</text:p>
          </table:table-cell>
          <table:table-cell office:value-type="string" table:style-name="ce14">
            <text:p>header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/Ene5\T210-D ESMR5.0</text:p>
          </table:table-cell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Version information for P1 output</text:p>
          </table:table-cell>
          <table:table-cell office:value-type="string" table:style-name="ce12">
            <text:p>1-3:0.2.8.255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2, tag 9</text:p>
          </table:table-cell>
          <table:table-cell table:style-name="ce12"/>
          <table:table-cell office:value-type="string" table:style-name="ce13">
            <text:p>1-3:0.2.8(50)</text:p>
          </table:table-cell>
          <table:table-cell office:value-type="string" table:style-name="ce13">
            <text:p>1-3:0.2.8(50)</text:p>
          </table:table-cell>
          <table:table-cell office:value-type="string" table:style-name="ce14">
            <text:p>versionDsmr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3:0.2.8(50)</text:p>
          </table:table-cell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Date-time stamp of the P1 message</text:p>
          </table:table-cell>
          <table:table-cell office:value-type="string" table:style-name="ce12">
            <text:p>0-0:1.0.0.255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TST</text:p>
          </table:table-cell>
          <table:table-cell office:value-type="string" table:style-name="ce12">
            <text:p>YYMMDDhhmmssX <text:s text:c="2"/>X = S/W</text:p>
          </table:table-cell>
          <table:table-cell office:value-type="string" table:style-name="ce13">
            <text:p>0-0:1.0.0(191020165546S)</text:p>
          </table:table-cell>
          <table:table-cell office:value-type="string" table:style-name="ce13">
            <text:p>0-0:1.0.0(191020165547S)</text:p>
          </table:table-cell>
          <table:table-cell office:value-type="string" table:style-name="ce14">
            <text:p>timestampTelegram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0-0:1.0.0(191020165547S)</text:p>
          </table:table-cell>
          <table:table-cell office:value-type="string" table:style-name="ce3">
            <text:p>timestampTelegramUtc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atetime</text:p>
          </table:table-cell>
          <table:table-cell table:number-columns-repeated="2" table:style-name="ce3"/>
          <table:table-cell office:value-type="string" table:style-name="ce3">
            <text:p>YYYY-MM-DD hh:mm:ss</text:p>
          </table:table-cell>
          <table:table-cell office:value-type="date" office:date-value="2019-10-20T14:55:47" table:style-name="ce18">
            <text:p>2019-10-20 14:55:47</text:p>
          </table:table-cell>
          <table:table-cell office:value-type="string" table:style-name="ce5">
            <text:p>timestampTelegramUtc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datetime</text:p>
          </table:table-cell>
          <table:table-cell table:number-columns-repeated="2" table:style-name="ce5"/>
          <table:table-cell office:value-type="string" table:style-name="ce5">
            <text:p>YYYY-MM-DD hh:mm:ss</text:p>
          </table:table-cell>
          <table:table-cell office:value-type="date" office:date-value="2019-10-20T14:55:47" table:style-name="ce19">
            <text:p>2019-10-20 14:55:47</text:p>
          </table:table-cell>
          <table:table-cell office:value-type="string" table:style-name="ce7">
            <text:p>timestampUtc</text:p>
          </table:table-cell>
          <table:table-cell office:value-type="string" table:style-name="ce7">
            <text:p>N</text:p>
          </table:table-cell>
          <table:table-cell office:value-type="string" table:style-name="ce7">
            <text:p>N</text:p>
          </table:table-cell>
          <table:table-cell office:value-type="string" table:style-name="ce7">
            <text:p>datetime</text:p>
          </table:table-cell>
          <table:table-cell table:number-columns-repeated="2" table:style-name="ce7"/>
          <table:table-cell office:value-type="string" table:style-name="ce7">
            <text:p>YYYY-MM-DD hh:mm:ss</text:p>
          </table:table-cell>
          <table:table-cell office:value-type="date" office:date-value="2019-10-20T14:55:47" table:style-name="ce20">
            <text:p>2019-10-20 14:55:47</text:p>
          </table:table-cell>
          <table:table-cell table:number-columns-repeated="7" table:style-name="ce15"/>
          <table:table-cell table:style-name="ce21"/>
          <table:table-cell table:number-columns-repeated="16337"/>
        </table:table-row>
        <table:table-row table:style-name="ro2">
          <table:table-cell office:value-type="string" table:style-name="ce11">
            <text:p>Equipment identifier</text:p>
          </table:table-cell>
          <table:table-cell office:value-type="string" table:style-name="ce12">
            <text:p>0-0:96.1.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n (n=0..96), tag 9</text:p>
          </table:table-cell>
          <table:table-cell table:style-name="ce12"/>
          <table:table-cell office:value-type="string" table:style-name="ce13">
            <text:p>0-0:96.1.1(4530303438303030303036303437313137)</text:p>
          </table:table-cell>
          <table:table-cell office:value-type="string" table:style-name="ce13">
            <text:p>0-0:96.1.1(4530303438303030303036303437313137)</text:p>
          </table:table-cell>
          <table:table-cell office:value-type="string" table:style-name="ce14">
            <text:p>equipmentKe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50" table:style-name="ce14">
            <text:p>50</text:p>
          </table:table-cell>
          <table:table-cell table:style-name="ce14"/>
          <table:table-cell office:value-type="string" table:style-name="ce2">
            <text:p>0-0:96.1.1(4530303438303030303036303437313137)</text:p>
          </table:table-cell>
          <table:table-cell office:value-type="string" table:style-name="ce3">
            <text:p>equipmentKe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FK</text:p>
          </table:table-cell>
          <table:table-cell office:value-type="string" table:style-name="ce3">
            <text:p>varchar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office:value-type="string" table:style-name="ce22">
            <text:p>4530303438303030303036303437313137</text:p>
          </table:table-cell>
          <table:table-cell table:number-columns-repeated="7" table:style-name="ce10"/>
          <table:table-cell table:style-name="ce17"/>
          <table:table-cell table:number-columns-repeated="8" table:style-name="ce10"/>
          <table:table-cell office:value-type="string" table:style-name="ce8">
            <text:p>equipmentKey</text:p>
          </table:table-cell>
          <table:table-cell office:value-type="string" table:style-name="ce8">
            <text:p>N</text:p>
          </table:table-cell>
          <table:table-cell office:value-type="string" table:style-name="ce8">
            <text:p>Y</text:p>
          </table:table-cell>
          <table:table-cell office:value-type="string" table:style-name="ce8">
            <text:p>varchar</text:p>
          </table:table-cell>
          <table:table-cell office:value-type="float" office:value="50" table:style-name="ce8">
            <text:p>50</text:p>
          </table:table-cell>
          <table:table-cell table:number-columns-repeated="2" table:style-name="ce8"/>
          <table:table-cell office:value-type="string" table:style-name="ce23">
            <text:p>4530303438303030303036303437313137</text:p>
          </table:table-cell>
          <table:table-cell table:number-columns-repeated="16337"/>
        </table:table-row>
        <table:table-row table:style-name="ro2">
          <table:table-cell office:value-type="string" table:style-name="ce11">
            <text:p>Meter Reading electricity delivered to client (Tariff 1) in 0,001 kWh</text:p>
          </table:table-cell>
          <table:table-cell office:value-type="string" table:style-name="ce12">
            <text:p>1-0:1.8.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9(3,3), tag 6</text:p>
          </table:table-cell>
          <table:table-cell office:value-type="string" table:style-name="ce12">
            <text:p>kWh</text:p>
          </table:table-cell>
          <table:table-cell office:value-type="string" table:style-name="ce13">
            <text:p>1-0:1.8.1(003449.701*kWh)</text:p>
          </table:table-cell>
          <table:table-cell office:value-type="string" table:style-name="ce13">
            <text:p>1-0:1.8.1(003449.701*kWh)</text:p>
          </table:table-cell>
          <table:table-cell office:value-type="string" table:style-name="ce14">
            <text:p>positiveActiveEnergyTariffT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1.8.1(003449.701*kWh)</text:p>
          </table:table-cell>
          <table:table-cell office:value-type="string" table:style-name="ce3">
            <text:p>positiveActiveEnergyTariffT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h</text:p>
          </table:table-cell>
          <table:table-cell office:value-type="float" office:value="3449.701" table:style-name="ce4">
            <text:p>3449,701</text:p>
          </table:table-cell>
          <table:table-cell table:number-columns-repeated="7" table:style-name="ce10"/>
          <table:table-cell table:style-name="ce17"/>
          <table:table-cell office:value-type="string" table:style-name="ce7">
            <text:p>meterReading</text:p>
          </table:table-cell>
          <table:table-cell office:value-type="string" table:style-name="ce7">
            <text:p>N</text:p>
          </table:table-cell>
          <table:table-cell office:value-type="string" table:style-name="ce7">
            <text:p>N</text:p>
          </table:table-cell>
          <table:table-cell office:value-type="string" table:style-name="ce7">
            <text:p>decimal</text:p>
          </table:table-cell>
          <table:table-cell office:value-type="float" office:value="9" table:style-name="ce7">
            <text:p>9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449.701" table:style-name="ce24">
            <text:p>3449,701</text:p>
          </table:table-cell>
          <table:table-cell table:number-columns-repeated="7" table:style-name="ce25"/>
          <table:table-cell table:style-name="ce26"/>
          <table:table-cell table:number-columns-repeated="16337"/>
        </table:table-row>
        <table:table-row table:style-name="ro2">
          <table:table-cell office:value-type="string" table:style-name="ce11">
            <text:p>Meter Reading electricity delivered to client (Tariff 2) in 0,001 kWh</text:p>
          </table:table-cell>
          <table:table-cell office:value-type="string" table:style-name="ce12">
            <text:p>1-0:1.8.2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9(3,3), tag 6</text:p>
          </table:table-cell>
          <table:table-cell office:value-type="string" table:style-name="ce12">
            <text:p>kWh</text:p>
          </table:table-cell>
          <table:table-cell office:value-type="string" table:style-name="ce13">
            <text:p>1-0:1.8.2(002426.462*kWh)</text:p>
          </table:table-cell>
          <table:table-cell office:value-type="string" table:style-name="ce13">
            <text:p>1-0:1.8.2(002426.462*kWh)</text:p>
          </table:table-cell>
          <table:table-cell office:value-type="string" table:style-name="ce14">
            <text:p>positiveActiveEnergyTariffT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1.8.2(002426.462*kWh)</text:p>
          </table:table-cell>
          <table:table-cell office:value-type="string" table:style-name="ce3">
            <text:p>positiveActiveEnergyTariffT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h</text:p>
          </table:table-cell>
          <table:table-cell office:value-type="float" office:value="2426.462" table:style-name="ce4">
            <text:p>2426,462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16"/>
          <table:table-cell table:number-columns-repeated="7" table:style-name="ce1"/>
          <table:table-cell table:style-name="ce27"/>
          <table:table-cell table:number-columns-repeated="16337"/>
        </table:table-row>
        <table:table-row table:style-name="ro2">
          <table:table-cell office:value-type="string" table:style-name="ce11">
            <text:p>Meter Reading electricity delivered by client (Tariff 1) in 0,001 kWh</text:p>
          </table:table-cell>
          <table:table-cell office:value-type="string" table:style-name="ce12">
            <text:p>1-0:2.8.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9(3,3), tag 6</text:p>
          </table:table-cell>
          <table:table-cell office:value-type="string" table:style-name="ce12">
            <text:p>kWh</text:p>
          </table:table-cell>
          <table:table-cell office:value-type="string" table:style-name="ce13">
            <text:p>1-0:2.8.1(000000.160*kWh)</text:p>
          </table:table-cell>
          <table:table-cell office:value-type="string" table:style-name="ce13">
            <text:p>1-0:2.8.1(000000.160*kWh)</text:p>
          </table:table-cell>
          <table:table-cell office:value-type="string" table:style-name="ce14">
            <text:p>negativeActiveEnergyTariffT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2.8.1(000000.160*kWh)</text:p>
          </table:table-cell>
          <table:table-cell office:value-type="string" table:style-name="ce3">
            <text:p>negativeActiveEnergyTariffT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h</text:p>
          </table:table-cell>
          <table:table-cell office:value-type="float" office:value="0.16" table:style-name="ce4">
            <text:p>0,16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Meter Reading electricity delivered by client (Tariff 2) in 0,001 kWh</text:p>
          </table:table-cell>
          <table:table-cell office:value-type="string" table:style-name="ce12">
            <text:p>1-0:2.8.2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9(3,3), tag 6</text:p>
          </table:table-cell>
          <table:table-cell office:value-type="string" table:style-name="ce12">
            <text:p>kWh</text:p>
          </table:table-cell>
          <table:table-cell office:value-type="string" table:style-name="ce13">
            <text:p>1-0:2.8.2(000000.000*kWh)</text:p>
          </table:table-cell>
          <table:table-cell office:value-type="string" table:style-name="ce13">
            <text:p>1-0:2.8.2(000000.000*kWh)</text:p>
          </table:table-cell>
          <table:table-cell office:value-type="string" table:style-name="ce14">
            <text:p>negativeActiveEnergyTariffT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2.8.2(000000.000*kWh)</text:p>
          </table:table-cell>
          <table:table-cell office:value-type="string" table:style-name="ce3">
            <text:p>negativeActiveEnergyTariffT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h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3">
          <table:table-cell office:value-type="string" table:style-name="ce11">
            <text:p>Tariff indicator electricity. The tariff indicator can also be used to switch tariff dependent loads e.g boilers. This is the responsibility of the P1 user</text:p>
          </table:table-cell>
          <table:table-cell office:value-type="string" table:style-name="ce12">
            <text:p>0-0:96.14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4, tag 9</text:p>
          </table:table-cell>
          <table:table-cell table:style-name="ce12"/>
          <table:table-cell office:value-type="string" table:style-name="ce13">
            <text:p>0-0:96.14.0(0001)</text:p>
          </table:table-cell>
          <table:table-cell office:value-type="string" table:style-name="ce13">
            <text:p>0-0:96.14.0(0001)</text:p>
          </table:table-cell>
          <table:table-cell office:value-type="string" table:style-name="ce14">
            <text:p>tariffIndicator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0-0:96.14.0(0001)</text:p>
          </table:table-cell>
          <table:table-cell office:value-type="string" table:style-name="ce3">
            <text:p>tariffIndicator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nyint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1 -16</text:p>
          </table:table-cell>
          <table:table-cell office:value-type="float" office:value="1" table:style-name="ce4">
            <text:p>1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Actual electricity power delivered (+P) in 1 Watt resolution</text:p>
          </table:table-cell>
          <table:table-cell office:value-type="string" table:style-name="ce12">
            <text:p>1-0: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1.7.0(00.341*kW)</text:p>
          </table:table-cell>
          <table:table-cell office:value-type="string" table:style-name="ce13">
            <text:p>1-0:1.7.0(00.341*kW)</text:p>
          </table:table-cell>
          <table:table-cell office:value-type="string" table:style-name="ce14">
            <text:p>positiveActivePower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1.7.0(00.341*kW)</text:p>
          </table:table-cell>
          <table:table-cell office:value-type="string" table:style-name="ce3">
            <text:p>positiveActivePower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.34100000000000003" table:style-name="ce4">
            <text:p>0,341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Actual electricity power received (-P) in 1 Watt resolution</text:p>
          </table:table-cell>
          <table:table-cell office:value-type="string" table:style-name="ce12">
            <text:p>1-0: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2.7.0(00.000*kW)</text:p>
          </table:table-cell>
          <table:table-cell office:value-type="string" table:style-name="ce13">
            <text:p>1-0:2.7.0(00.000*kW)</text:p>
          </table:table-cell>
          <table:table-cell office:value-type="string" table:style-name="ce14">
            <text:p>negativeActivePower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2.7.0(00.000*kW)</text:p>
          </table:table-cell>
          <table:table-cell office:value-type="string" table:style-name="ce3">
            <text:p>negativeActivePower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Number of power failures in any phase</text:p>
          </table:table-cell>
          <table:table-cell office:value-type="string" table:style-name="ce12">
            <text:p>0-0:96.7.2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0-0:96.7.21(00622)</text:p>
          </table:table-cell>
          <table:table-cell office:value-type="string" table:style-name="ce13">
            <text:p>0-0:96.7.21(00622)</text:p>
          </table:table-cell>
          <table:table-cell office:value-type="string" table:style-name="ce14">
            <text:p>powerFailures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0-0:96.7.21(00622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powerFailures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622" table:style-name="ce6">
            <text:p>622</text:p>
          </table:table-cell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Number of long power failures in any phase</text:p>
          </table:table-cell>
          <table:table-cell office:value-type="string" table:style-name="ce12">
            <text:p>0-0:96.7.9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0-0:96.7.9(00034)</text:p>
          </table:table-cell>
          <table:table-cell office:value-type="string" table:style-name="ce13">
            <text:p>0-0:96.7.9(00034)</text:p>
          </table:table-cell>
          <table:table-cell office:value-type="string" table:style-name="ce14">
            <text:p>longPowerFailures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0-0:96.7.9(00034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longPowerFailures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34" table:style-name="ce6">
            <text:p>34</text:p>
          </table:table-cell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4">
          <table:table-cell office:value-type="string" table:number-columns-spanned="1" table:number-rows-spanned="2" table:style-name="ce35">
            <text:p>Power Failure Event Log (long power failures)</text:p>
          </table:table-cell>
          <table:table-cell office:value-type="string" table:number-columns-spanned="1" table:number-rows-spanned="2" table:style-name="ce35">
            <text:p>1-0:99.97.0.255</text:p>
          </table:table-cell>
          <table:table-cell office:value-type="string" table:number-columns-spanned="1" table:number-rows-spanned="2" table:style-name="ce35">
            <text:p>2 Buffer</text:p>
          </table:table-cell>
          <table:table-cell office:value-type="string" table:number-columns-spanned="1" table:number-rows-spanned="2" table:style-name="ce35">
            <text:p>7 Profile Generic</text:p>
          </table:table-cell>
          <table:table-cell office:value-type="string" table:number-columns-spanned="1" table:number-rows-spanned="2" table:style-name="ce35">
            <text:p>TST, F10(0,0) – tag 6</text:p>
            <text:p>Format applicable for the value within the log (OBIS code 0-</text:p>
            <text:p>0:96.7.19.255)</text:p>
          </table:table-cell>
          <table:table-cell office:value-type="string" table:number-columns-spanned="1" table:number-rows-spanned="2" table:style-name="ce35">
            <text:p>Timestamp (end of failure) – duration in seconds</text:p>
          </table:table-cell>
          <table:table-cell office:value-type="string" table:style-name="ce28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office:value-type="string" table:style-name="ce28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office:value-type="string" table:style-name="ce29">
            <text:p>longPowerFailuresEventLog</text:p>
          </table:table-cell>
          <table:table-cell office:value-type="string" table:style-name="ce29">
            <text:p>N</text:p>
          </table:table-cell>
          <table:table-cell office:value-type="string" table:style-name="ce29">
            <text:p>N</text:p>
          </table:table-cell>
          <table:table-cell office:value-type="string" table:style-name="ce14">
            <text:p>varchar</text:p>
          </table:table-cell>
          <table:table-cell office:value-type="float" office:value="8000" table:style-name="ce29">
            <text:p>8000</text:p>
          </table:table-cell>
          <table:table-cell table:style-name="ce29"/>
          <table:table-cell office:value-type="string" table:style-name="ce30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table:number-columns-repeated="7" table:style-name="ce25"/>
          <table:table-cell table:style-name="ce26"/>
          <table:table-cell office:value-type="string" table:style-name="ce5">
            <text:p>longPowerFailureEventEndTimeUtcTimeUtc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datetime</text:p>
          </table:table-cell>
          <table:table-cell table:number-columns-repeated="2" table:style-name="ce5"/>
          <table:table-cell office:value-type="string" table:style-name="ce5">
            <text:p>YYYY-MM-DD hh:mm:ss</text:p>
          </table:table-cell>
          <table:table-cell office:value-type="date" office:date-value="2019-09-27T14:24:07" table:style-name="ce19">
            <text:p>2019-09-27 14:24:07</text:p>
          </table:table-cell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28"/>
          <table:table-cell table:number-columns-repeated="6" table:style-name="ce29"/>
          <table:table-cell table:style-name="ce2"/>
          <table:table-cell table:number-columns-repeated="7" table:style-name="ce25"/>
          <table:table-cell table:style-name="ce26"/>
          <table:table-cell office:value-type="string" table:style-name="ce5">
            <text:p>longPowerFailureDuratio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time</text:p>
          </table:table-cell>
          <table:table-cell table:number-columns-repeated="2" table:style-name="ce5"/>
          <table:table-cell office:value-type="string" table:style-name="ce5">
            <text:p>hh:mm:ss</text:p>
          </table:table-cell>
          <table:table-cell office:value-type="time" office:time-value="PT1H34M9S" table:style-name="ce31">
            <text:p>01:34:09</text:p>
          </table:table-cell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Number of voltage sags in phase L1</text:p>
          </table:table-cell>
          <table:table-cell office:value-type="string" table:style-name="ce12">
            <text:p>1-0:32.32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32.32.0(00014)</text:p>
          </table:table-cell>
          <table:table-cell office:value-type="string" table:style-name="ce13">
            <text:p>1-0:32.32.0(00014)</text:p>
          </table:table-cell>
          <table:table-cell office:value-type="string" table:style-name="ce14">
            <text:p>voltageSagsPhaseL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32.32.0(00014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agsPhaseL1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14" table:style-name="ce6">
            <text:p>14</text:p>
          </table:table-cell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Number of voltage sags in phase L2</text:p>
          </table:table-cell>
          <table:table-cell office:value-type="string" table:style-name="ce12">
            <text:p>1-0:52.32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52.32.0(00011)</text:p>
          </table:table-cell>
          <table:table-cell office:value-type="string" table:style-name="ce13">
            <text:p>1-0:52.32.0(00011)</text:p>
          </table:table-cell>
          <table:table-cell office:value-type="string" table:style-name="ce14">
            <text:p>voltageSagsPhaseL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52.32.0(00011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agsPhaseL2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11" table:style-name="ce6">
            <text:p>11</text:p>
          </table:table-cell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Number of voltage sags in phase L3</text:p>
          </table:table-cell>
          <table:table-cell office:value-type="string" table:style-name="ce12">
            <text:p>1-0:72.32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72.32.0(00014)</text:p>
          </table:table-cell>
          <table:table-cell office:value-type="string" table:style-name="ce13">
            <text:p>1-0:72.32.0(00014)</text:p>
          </table:table-cell>
          <table:table-cell office:value-type="string" table:style-name="ce14">
            <text:p>voltageSagsPhaseL3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72.32.0(00014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agsPhaseL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14" table:style-name="ce6">
            <text:p>14</text:p>
          </table:table-cell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Number of voltage swells in phase L1</text:p>
          </table:table-cell>
          <table:table-cell office:value-type="string" table:style-name="ce12">
            <text:p>1-0:32.36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32.36.0(00000)</text:p>
          </table:table-cell>
          <table:table-cell office:value-type="string" table:style-name="ce13">
            <text:p>1-0:32.36.0(00000)</text:p>
          </table:table-cell>
          <table:table-cell office:value-type="string" table:style-name="ce14">
            <text:p>voltageSwellsPhaseL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32.36.0(00000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wellsPhaseL1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0" table:style-name="ce6">
            <text:p>0</text:p>
          </table:table-cell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Number of voltage swells in phase L2</text:p>
          </table:table-cell>
          <table:table-cell office:value-type="string" table:style-name="ce12">
            <text:p>1-0:52.36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52.36.0(00000)</text:p>
          </table:table-cell>
          <table:table-cell office:value-type="string" table:style-name="ce13">
            <text:p>1-0:52.36.0(00000)</text:p>
          </table:table-cell>
          <table:table-cell office:value-type="string" table:style-name="ce14">
            <text:p>voltageSwellsPhaseL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52.36.0(00000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wellsPhaseL2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0" table:style-name="ce6">
            <text:p>0</text:p>
          </table:table-cell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Number of voltage swells in phase L3</text:p>
          </table:table-cell>
          <table:table-cell office:value-type="string" table:style-name="ce12">
            <text:p>1-0:72.36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72.36.0(00000)</text:p>
          </table:table-cell>
          <table:table-cell office:value-type="string" table:style-name="ce13">
            <text:p>1-0:72.36.0(00000)</text:p>
          </table:table-cell>
          <table:table-cell office:value-type="string" table:style-name="ce14">
            <text:p>voltageSwellsPhaseL3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72.36.0(00000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wellsPhaseL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0" table:style-name="ce6">
            <text:p>0</text:p>
          </table:table-cell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Text message max 1024 characters.</text:p>
          </table:table-cell>
          <table:table-cell office:value-type="string" table:style-name="ce12">
            <text:p>0-0:96.13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n (n=0..2048), tag 9</text:p>
          </table:table-cell>
          <table:table-cell table:style-name="ce12"/>
          <table:table-cell office:value-type="string" table:style-name="ce13">
            <text:p>0-0:96.13.0()</text:p>
          </table:table-cell>
          <table:table-cell office:value-type="string" table:style-name="ce13">
            <text:p>0-0:96.13.0()</text:p>
          </table:table-cell>
          <table:table-cell office:value-type="string" table:style-name="ce14">
            <text:p>textMessage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1050" table:style-name="ce14">
            <text:p>1050</text:p>
          </table:table-cell>
          <table:table-cell table:style-name="ce14"/>
          <table:table-cell office:value-type="string" table:style-name="ce2">
            <text:p>0-0:96.13.0()</text:p>
          </table:table-cell>
          <table:table-cell office:value-type="string" table:style-name="ce3">
            <text:p>textMessag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ext</text:p>
          </table:table-cell>
          <table:table-cell office:value-type="float" office:value="1024" table:style-name="ce3">
            <text:p>1024</text:p>
          </table:table-cell>
          <table:table-cell table:number-columns-repeated="2" table:style-name="ce3"/>
          <table:table-cell office:value-type="string" table:style-name="ce32">
            <text:p>null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voltage L1 in V resolution</text:p>
          </table:table-cell>
          <table:table-cell office:value-type="string" table:style-name="ce12">
            <text:p>1-0:3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4(1,1), tag 18</text:p>
          </table:table-cell>
          <table:table-cell office:value-type="string" table:style-name="ce12">
            <text:p>V</text:p>
          </table:table-cell>
          <table:table-cell office:value-type="string" table:style-name="ce13">
            <text:p>1-0:32.7.0(233.0*V)</text:p>
          </table:table-cell>
          <table:table-cell office:value-type="string" table:style-name="ce13">
            <text:p>1-0:32.7.0(233.0*V)</text:p>
          </table:table-cell>
          <table:table-cell office:value-type="string" table:style-name="ce14">
            <text:p>instantaneousVoltagePhaseL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32.7.0(233.0*V)</text:p>
          </table:table-cell>
          <table:table-cell office:value-type="string" table:style-name="ce3">
            <text:p>instantaneousVoltagePhaseL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</text:p>
          </table:table-cell>
          <table:table-cell office:value-type="float" office:value="233" table:style-name="ce4">
            <text:p>233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voltage L2 in V resolution</text:p>
          </table:table-cell>
          <table:table-cell office:value-type="string" table:style-name="ce12">
            <text:p>1-0:5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4(1,1), tag 18</text:p>
          </table:table-cell>
          <table:table-cell office:value-type="string" table:style-name="ce12">
            <text:p>V</text:p>
          </table:table-cell>
          <table:table-cell office:value-type="string" table:style-name="ce13">
            <text:p>1-0:52.7.0(233.0*V)</text:p>
          </table:table-cell>
          <table:table-cell office:value-type="string" table:style-name="ce13">
            <text:p>1-0:52.7.0(234.0*V)</text:p>
          </table:table-cell>
          <table:table-cell office:value-type="string" table:style-name="ce14">
            <text:p>instantaneousVoltagePhaseL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52.7.0(234.0*V)</text:p>
          </table:table-cell>
          <table:table-cell office:value-type="string" table:style-name="ce3">
            <text:p>instantaneousVoltagePhaseL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</text:p>
          </table:table-cell>
          <table:table-cell office:value-type="float" office:value="234" table:style-name="ce4">
            <text:p>234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voltage L3 in V resolution</text:p>
          </table:table-cell>
          <table:table-cell office:value-type="string" table:style-name="ce12">
            <text:p>1-0:7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4(1,1), tag 18</text:p>
          </table:table-cell>
          <table:table-cell office:value-type="string" table:style-name="ce12">
            <text:p>V</text:p>
          </table:table-cell>
          <table:table-cell office:value-type="string" table:style-name="ce13">
            <text:p>1-0:72.7.0(234.0*V)</text:p>
          </table:table-cell>
          <table:table-cell office:value-type="string" table:style-name="ce13">
            <text:p>1-0:72.7.0(234.0*V)</text:p>
          </table:table-cell>
          <table:table-cell office:value-type="string" table:style-name="ce14">
            <text:p>instantaneousVoltagePhaseL3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72.7.0(234.0*V)</text:p>
          </table:table-cell>
          <table:table-cell office:value-type="string" table:style-name="ce3">
            <text:p>instantaneousVoltagePhaseL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</text:p>
          </table:table-cell>
          <table:table-cell office:value-type="float" office:value="234" table:style-name="ce4">
            <text:p>234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current L1 in A resolution.</text:p>
          </table:table-cell>
          <table:table-cell office:value-type="string" table:style-name="ce12">
            <text:p>1-0:3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3(0,0), tag 18</text:p>
          </table:table-cell>
          <table:table-cell office:value-type="string" table:style-name="ce12">
            <text:p>A</text:p>
          </table:table-cell>
          <table:table-cell office:value-type="string" table:style-name="ce13">
            <text:p>1-0:31.7.0(000*A)</text:p>
          </table:table-cell>
          <table:table-cell office:value-type="string" table:style-name="ce13">
            <text:p>1-0:31.7.0(000*A)</text:p>
          </table:table-cell>
          <table:table-cell office:value-type="string" table:style-name="ce14">
            <text:p>instantaneousCurrentPhaseL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31.7.0(000*A)</text:p>
          </table:table-cell>
          <table:table-cell office:value-type="string" table:style-name="ce3">
            <text:p>instantaneousCurrentPhaseL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nyint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A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current L2 in A resolution.</text:p>
          </table:table-cell>
          <table:table-cell office:value-type="string" table:style-name="ce12">
            <text:p>1-0:5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3(0,0), tag 18</text:p>
          </table:table-cell>
          <table:table-cell office:value-type="string" table:style-name="ce12">
            <text:p>A</text:p>
          </table:table-cell>
          <table:table-cell office:value-type="string" table:style-name="ce13">
            <text:p>1-0:51.7.0(000*A)</text:p>
          </table:table-cell>
          <table:table-cell office:value-type="string" table:style-name="ce13">
            <text:p>1-0:51.7.0(000*A)</text:p>
          </table:table-cell>
          <table:table-cell office:value-type="string" table:style-name="ce14">
            <text:p>instantaneousCurrentPhaseL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51.7.0(000*A)</text:p>
          </table:table-cell>
          <table:table-cell office:value-type="string" table:style-name="ce3">
            <text:p>instantaneousCurrentPhaseL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nyint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A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current L3 in A resolution.</text:p>
          </table:table-cell>
          <table:table-cell office:value-type="string" table:style-name="ce12">
            <text:p>1-0:7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3(0,0), tag 18</text:p>
          </table:table-cell>
          <table:table-cell office:value-type="string" table:style-name="ce12">
            <text:p>A</text:p>
          </table:table-cell>
          <table:table-cell office:value-type="string" table:style-name="ce13">
            <text:p>1-0:71.7.0(001*A)</text:p>
          </table:table-cell>
          <table:table-cell office:value-type="string" table:style-name="ce13">
            <text:p>1-0:71.7.0(001*A)</text:p>
          </table:table-cell>
          <table:table-cell office:value-type="string" table:style-name="ce14">
            <text:p>instantaneousCurrentPhaseL3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71.7.0(001*A)</text:p>
          </table:table-cell>
          <table:table-cell office:value-type="string" table:style-name="ce3">
            <text:p>instantaneousCurrentPhaseL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nyint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active power L1 (+P) in W resolution</text:p>
          </table:table-cell>
          <table:table-cell office:value-type="string" table:style-name="ce12">
            <text:p>1-0:2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21.7.0(00.086*kW)</text:p>
          </table:table-cell>
          <table:table-cell office:value-type="string" table:style-name="ce13">
            <text:p>1-0:21.7.0(00.086*kW)</text:p>
          </table:table-cell>
          <table:table-cell office:value-type="string" table:style-name="ce14">
            <text:p>instantaneousPositiveActivePowerPhaseL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21.7.0(00.086*kW)</text:p>
          </table:table-cell>
          <table:table-cell office:value-type="string" table:style-name="ce3">
            <text:p>instantaneousPositiveActivePowerPhaseL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8.5999999999999993E-2" table:style-name="ce4">
            <text:p>0,086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active power L2 (+P) in W resolution</text:p>
          </table:table-cell>
          <table:table-cell office:value-type="string" table:style-name="ce12">
            <text:p>1-0:4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41.7.0(00.137*kW)</text:p>
          </table:table-cell>
          <table:table-cell office:value-type="string" table:style-name="ce13">
            <text:p>1-0:41.7.0(00.138*kW)</text:p>
          </table:table-cell>
          <table:table-cell office:value-type="string" table:style-name="ce14">
            <text:p>instantaneousPositiveActivePowerPhaseL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41.7.0(00.138*kW)</text:p>
          </table:table-cell>
          <table:table-cell office:value-type="string" table:style-name="ce3">
            <text:p>instantaneousPositiveActivePowerPhaseL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.13800000000000001" table:style-name="ce4">
            <text:p>0,138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5"/>
        </table:table-row>
        <table:table-row table:style-name="ro2">
          <table:table-cell office:value-type="string" table:style-name="ce11">
            <text:p>Instantaneous active power L3 (+P) in W resolution</text:p>
          </table:table-cell>
          <table:table-cell office:value-type="string" table:style-name="ce12">
            <text:p>1-0:6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61.7.0(00.116*kW)</text:p>
          </table:table-cell>
          <table:table-cell office:value-type="string" table:style-name="ce13">
            <text:p>1-0:61.7.0(00.116*kW)</text:p>
          </table:table-cell>
          <table:table-cell office:value-type="string" table:style-name="ce14">
            <text:p>instantaneousPositiveActivePowerPhaseL3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61.7.0(00.116*kW)</text:p>
          </table:table-cell>
          <table:table-cell office:value-type="string" table:style-name="ce3">
            <text:p>instantaneousPositiveActivePowerPhaseL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.11600000000000001" table:style-name="ce4">
            <text:p>0,116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Instantaneous active power L1 (-P) in W resolution</text:p>
          </table:table-cell>
          <table:table-cell office:value-type="string" table:style-name="ce12">
            <text:p>1-0:2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22.7.0(00.000*kW)</text:p>
          </table:table-cell>
          <table:table-cell office:value-type="string" table:style-name="ce13">
            <text:p>1-0:22.7.0(00.000*kW)</text:p>
          </table:table-cell>
          <table:table-cell office:value-type="string" table:style-name="ce14">
            <text:p>instantaneousNegativeActivePowerPhaseL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22.7.0(00.000*kW)</text:p>
          </table:table-cell>
          <table:table-cell office:value-type="string" table:style-name="ce3">
            <text:p>instantaneousNegativeActivePowerPhaseL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Instantaneous active power L2 (-P) in W resolution</text:p>
          </table:table-cell>
          <table:table-cell office:value-type="string" table:style-name="ce12">
            <text:p>1-0:4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42.7.0(00.000*kW)</text:p>
          </table:table-cell>
          <table:table-cell office:value-type="string" table:style-name="ce13">
            <text:p>1-0:42.7.0(00.000*kW)</text:p>
          </table:table-cell>
          <table:table-cell office:value-type="string" table:style-name="ce14">
            <text:p>instantaneousNegativeActivePowerPhaseL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42.7.0(00.000*kW)</text:p>
          </table:table-cell>
          <table:table-cell office:value-type="string" table:style-name="ce3">
            <text:p>instantaneousNegativeActivePowerPhaseL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Instantaneous active power L3 (-P) in W resolution</text:p>
          </table:table-cell>
          <table:table-cell office:value-type="string" table:style-name="ce12">
            <text:p>1-0:6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62.7.0(00.000*kW)</text:p>
          </table:table-cell>
          <table:table-cell office:value-type="string" table:style-name="ce13">
            <text:p>1-0:62.7.0(00.000*kW)</text:p>
          </table:table-cell>
          <table:table-cell office:value-type="string" table:style-name="ce14">
            <text:p>instantaneousNegativeActivePowerPhaseL3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1-0:62.7.0(00.000*kW)</text:p>
          </table:table-cell>
          <table:table-cell office:value-type="string" table:style-name="ce3">
            <text:p>instantaneousNegativeActivePowerPhaseL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DeviceType</text:p>
          </table:table-cell>
          <table:table-cell office:value-type="string" table:style-name="ce12">
            <text:p>0-n:24.1.0.255</text:p>
          </table:table-cell>
          <table:table-cell office:value-type="string" table:style-name="ce12">
            <text:p>9 Device type</text:p>
          </table:table-cell>
          <table:table-cell office:value-type="string" table:style-name="ce12">
            <text:p>72 M-Bus client</text:p>
          </table:table-cell>
          <table:table-cell office:value-type="string" table:style-name="ce12">
            <text:p>F3(0,0), tag 17</text:p>
          </table:table-cell>
          <table:table-cell table:style-name="ce12"/>
          <table:table-cell office:value-type="string" table:style-name="ce13">
            <text:p>0-1:24.1.0(003)</text:p>
          </table:table-cell>
          <table:table-cell office:value-type="string" table:style-name="ce13">
            <text:p>0-1:24.1.0(003)</text:p>
          </table:table-cell>
          <table:table-cell office:value-type="string" table:style-name="ce14">
            <text:p>deviceType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string" table:style-name="ce2">
            <text:p>0-1:24.1.0(003)</text:p>
          </table:table-cell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Equipment identifier (Gas)</text:p>
          </table:table-cell>
          <table:table-cell office:value-type="string" table:style-name="ce12">
            <text:p>0-n:96.1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n (n=0..96), tag 9</text:p>
          </table:table-cell>
          <table:table-cell table:style-name="ce12"/>
          <table:table-cell office:value-type="string" table:style-name="ce13">
            <text:p>0-1:96.1.0(4730303538353330303034343731393137)</text:p>
          </table:table-cell>
          <table:table-cell office:value-type="string" table:style-name="ce13">
            <text:p>0-1:96.1.0(4730303538353330303034343731393137)</text:p>
          </table:table-cell>
          <table:table-cell office:value-type="string" table:style-name="ce14">
            <text:p>equipmentKeyGas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50" table:style-name="ce14">
            <text:p>50</text:p>
          </table:table-cell>
          <table:table-cell table:style-name="ce14"/>
          <table:table-cell office:value-type="string" table:style-name="ce2">
            <text:p>0-1:96.1.0(4730303538353330303034343731393137)</text:p>
          </table:table-cell>
          <table:table-cell office:value-type="string" table:style-name="ce3">
            <text:p>equipmentKeyGas</text:p>
          </table:table-cell>
          <table:table-cell office:value-type="string" table:style-name="ce3">
            <text:p>N</text:p>
          </table:table-cell>
          <table:table-cell office:value-type="string" table:style-name="ce3">
            <text:p>FK</text:p>
          </table:table-cell>
          <table:table-cell office:value-type="string" table:style-name="ce3">
            <text:p>varchar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office:value-type="string" table:style-name="ce22">
            <text:p>4730303538353330303034343731393137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1">
          <table:table-cell office:value-type="string" table:number-columns-spanned="1" table:number-rows-spanned="2" table:style-name="ce37">
            <text:p>Last 5-minute value (temperature converted), gas delivered to client in m3, including decimal values and capture time</text:p>
          </table:table-cell>
          <table:table-cell office:value-type="string" table:style-name="ce12">
            <text:p>0-n:24.2.1.255</text:p>
          </table:table-cell>
          <table:table-cell office:value-type="string" table:style-name="ce12">
            <text:p>5 Capture time</text:p>
          </table:table-cell>
          <table:table-cell office:value-type="string" table:style-name="ce12">
            <text:p>4 Extended Register</text:p>
          </table:table-cell>
          <table:table-cell office:value-type="string" table:style-name="ce12">
            <text:p>TST</text:p>
          </table:table-cell>
          <table:table-cell table:style-name="ce12"/>
          <table:table-cell office:value-type="string" table:style-name="ce13">
            <text:p>0-1:24.2.1(191020165500S)(03422.036*m3)</text:p>
          </table:table-cell>
          <table:table-cell office:value-type="string" table:style-name="ce13">
            <text:p>0-1:24.2.1(191020165500S)(03422.036*m3)</text:p>
          </table:table-cell>
          <table:table-cell office:value-type="string" table:style-name="ce14">
            <text:p>lastValueTemperatureCorrectedGas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varchar</text:p>
          </table:table-cell>
          <table:table-cell office:value-type="float" office:value="50" table:style-name="ce14">
            <text:p>50</text:p>
          </table:table-cell>
          <table:table-cell table:style-name="ce14"/>
          <table:table-cell office:value-type="string" table:style-name="ce2">
            <text:p>0-1:24.2.1(191020165500S)(03422.036*m3)</text:p>
          </table:table-cell>
          <table:table-cell office:value-type="string" table:style-name="ce3">
            <text:p>timestampGasUtc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atetime</text:p>
          </table:table-cell>
          <table:table-cell table:number-columns-repeated="2" table:style-name="ce3"/>
          <table:table-cell office:value-type="string" table:style-name="ce3">
            <text:p>YYYY-MM-DD hh:mm:ss</text:p>
          </table:table-cell>
          <table:table-cell office:value-type="date" office:date-value="2019-10-20T14:55:00" table:style-name="ce18">
            <text:p>2019-10-20 14:55:00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21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1">
          <table:covered-table-cell/>
          <table:table-cell office:value-type="string" table:style-name="ce12">
            <text:p>0-n:24.2.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4 Extended Register</text:p>
          </table:table-cell>
          <table:table-cell office:value-type="string" table:style-name="ce12">
            <text:p>F8(2,2)/F8(3,3), tag 18</text:p>
            <text:p>(See note 2)</text:p>
          </table:table-cell>
          <table:table-cell office:value-type="string" table:style-name="ce12">
            <text:p>m3</text:p>
          </table:table-cell>
          <table:table-cell table:number-columns-repeated="2" table:style-name="ce13"/>
          <table:table-cell table:number-columns-repeated="6" table:style-name="ce14"/>
          <table:table-cell table:style-name="ce2"/>
          <table:table-cell office:value-type="string" table:style-name="ce3">
            <text:p>valueTemperatureConvertedGas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3</text:p>
          </table:table-cell>
          <table:table-cell office:value-type="float" office:value="3422.0360000000001" table:style-name="ce4">
            <text:p>3422,036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2">
          <table:table-cell office:value-type="string" table:style-name="ce11">
            <text:p>CRC</text:p>
          </table:table-cell>
          <table:table-cell table:number-columns-repeated="5" table:style-name="ce12"/>
          <table:table-cell office:value-type="string" table:style-name="ce13">
            <text:p>!86C5</text:p>
          </table:table-cell>
          <table:table-cell office:value-type="string" table:style-name="ce13">
            <text:p>!F601</text:p>
          </table:table-cell>
          <table:table-cell table:number-columns-repeated="5" table:style-name="ce14"/>
          <table:table-cell table:style-name="ce29"/>
          <table:table-cell table:style-name="ce2"/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7"/>
        </table:table-row>
        <table:table-row table:style-name="ro1">
          <table:table-cell table:style-name="ce33"/>
          <table:table-cell table:number-columns-repeated="7" table:style-name="ce10"/>
          <table:table-cell office:value-type="string" table:style-name="ce14">
            <text:p>timestampInsertUtc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timestamp</text:p>
          </table:table-cell>
          <table:table-cell table:style-name="ce14"/>
          <table:table-cell office:value-type="string" table:style-name="ce14">
            <text:p>YYYY-MM-DD hh:mm:ss</text:p>
          </table:table-cell>
          <table:table-cell office:value-type="date" office:date-value="2019-10-20T14:55:54" table:style-name="ce34">
            <text:p>2019-10-20 14:55:54</text:p>
          </table:table-cell>
          <table:table-cell table:number-columns-repeated="7" table:style-name="ce15"/>
          <table:table-cell table:style-name="ce21"/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7"/>
        </table:table-row>
        <table:table-row table:style-name="ro1">
          <table:table-cell table:style-name="ce33"/>
          <table:table-cell table:number-columns-repeated="7" table:style-name="ce10"/>
          <table:table-cell table:number-columns-repeated="6" table:style-name="ce1"/>
          <table:table-cell table:style-name="ce27"/>
          <table:table-cell office:value-type="string" table:style-name="ce3">
            <text:p>timestampProcessedUtc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mestamp</text:p>
          </table:table-cell>
          <table:table-cell table:number-columns-repeated="2" table:style-name="ce3"/>
          <table:table-cell office:value-type="string" table:style-name="ce3">
            <text:p>YYYY-MM-DD hh:mm:ss</text:p>
          </table:table-cell>
          <table:table-cell office:value-type="date" office:date-value="2019-10-20T14:57:23" table:style-name="ce18">
            <text:p>2019-10-20 14:57:23</text:p>
          </table:table-cell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7"/>
        </table:table-row>
        <table:table-row table:style-name="ro1">
          <table:table-cell table:style-name="ce33"/>
          <table:table-cell table:number-columns-repeated="13" table:style-name="ce10"/>
          <table:table-cell table:style-name="ce17"/>
          <table:table-cell table:number-columns-repeated="7" table:style-name="ce10"/>
          <table:table-cell table:style-name="ce17"/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7"/>
        </table:table-row>
        <table:table-row table:style-name="ro1">
          <table:table-cell table:style-name="ce33"/>
          <table:table-cell table:number-columns-repeated="7" table:style-name="ce10"/>
          <table:table-cell office:value-type="string" table:style-name="ce14">
            <text:p>id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int</text:p>
          </table:table-cell>
          <table:table-cell office:value-type="float" office:value="255" table:style-name="ce14">
            <text:p>255</text:p>
          </table:table-cell>
          <table:table-cell office:value-type="string" table:style-name="ce14">
            <text:p>unsigned</text:p>
          </table:table-cell>
          <table:table-cell office:value-type="float" office:value="12345" table:style-name="ce2">
            <text:p>12345</text:p>
          </table:table-cell>
          <table:table-cell office:value-type="string" table:style-name="ce3">
            <text:p>sourceTelegramId</text:p>
          </table:table-cell>
          <table:table-cell office:value-type="string" table:style-name="ce3">
            <text:p>N</text:p>
          </table:table-cell>
          <table:table-cell office:value-type="string" table:style-name="ce3">
            <text:p>FK</text:p>
          </table:table-cell>
          <table:table-cell office:value-type="string" table:style-name="ce3">
            <text:p>int</text:p>
          </table:table-cell>
          <table:table-cell office:value-type="float" office:value="255" table:style-name="ce3">
            <text:p>255</text:p>
          </table:table-cell>
          <table:table-cell table:style-name="ce3"/>
          <table:table-cell office:value-type="string" table:style-name="ce3">
            <text:p>unsigned</text:p>
          </table:table-cell>
          <table:table-cell office:value-type="float" office:value="12345" table:style-name="ce4">
            <text:p>12345</text:p>
          </table:table-cell>
          <table:table-cell table:number-columns-repeated="7" table:style-name="ce15"/>
          <table:table-cell table:style-name="ce16"/>
          <table:table-cell table:number-columns-repeated="15" table:style-name="ce10"/>
          <table:table-cell table:style-name="ce17"/>
          <table:table-cell table:number-columns-repeated="16337"/>
        </table:table-row>
        <table:table-row table:style-name="ro1">
          <table:table-cell table:style-name="ce33"/>
          <table:table-cell table:number-columns-repeated="7" table:style-name="ce10"/>
          <table:table-cell office:value-type="string" table:style-name="ce14">
            <text:p>processed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boolean</text:p>
          </table:table-cell>
          <table:table-cell table:style-name="ce14"/>
          <table:table-cell office:value-type="string" table:style-name="ce14">
            <text:p>0=false, 1=true, default 0</text:p>
          </table:table-cell>
          <table:table-cell table:style-name="ce2"/>
          <table:table-cell office:value-type="string" table:style-name="ce3">
            <text:p>id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int</text:p>
          </table:table-cell>
          <table:table-cell office:value-type="float" office:value="255" table:style-name="ce3">
            <text:p>255</text:p>
          </table:table-cell>
          <table:table-cell table:style-name="ce3"/>
          <table:table-cell office:value-type="string" table:style-name="ce3">
            <text:p>unsigned</text:p>
          </table:table-cell>
          <table:table-cell office:value-type="float" office:value="2324" table:style-name="ce4">
            <text:p>2324</text:p>
          </table:table-cell>
          <table:table-cell office:value-type="string" table:style-name="ce5">
            <text:p>processedTelegramId</text:p>
          </table:table-cell>
          <table:table-cell office:value-type="string" table:style-name="ce5">
            <text:p>N</text:p>
          </table:table-cell>
          <table:table-cell office:value-type="string" table:style-name="ce5">
            <text:p>FK</text:p>
          </table:table-cell>
          <table:table-cell office:value-type="string" table:style-name="ce5">
            <text:p>int</text:p>
          </table:table-cell>
          <table:table-cell office:value-type="float" office:value="255" table:style-name="ce5">
            <text:p>255</text:p>
          </table:table-cell>
          <table:table-cell table:style-name="ce5"/>
          <table:table-cell office:value-type="string" table:style-name="ce5">
            <text:p>unsigned</text:p>
          </table:table-cell>
          <table:table-cell office:value-type="float" office:value="2324" table:style-name="ce6">
            <text:p>2324</text:p>
          </table:table-cell>
          <table:table-cell table:number-columns-repeated="15" table:style-name="ce10"/>
          <table:table-cell table:style-name="ce17"/>
          <table:table-cell table:number-columns-repeated="16337"/>
        </table:table-row>
        <table:table-row table:style-name="ro1">
          <table:table-cell table:style-name="ce33"/>
          <table:table-cell table:number-columns-repeated="7" table:style-name="ce10"/>
          <table:table-cell office:value-type="string" table:style-name="ce14">
            <text:p>timestampProcessedUtc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timestamp</text:p>
          </table:table-cell>
          <table:table-cell table:number-columns-repeated="2" table:style-name="ce14"/>
          <table:table-cell office:value-type="string" table:style-name="ce14">
            <text:p>YYYY-MM-DD hh:mm:ss</text:p>
          </table:table-cell>
          <table:table-cell table:number-columns-repeated="7" table:style-name="ce10"/>
          <table:table-cell table:style-name="ce17"/>
          <table:table-cell office:value-type="string" table:style-name="ce5">
            <text:p>id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unsigned</text:p>
          </table:table-cell>
          <table:table-cell office:value-type="float" office:value="1" table:style-name="ce6">
            <text:p>1</text:p>
          </table:table-cell>
          <table:table-cell table:number-columns-repeated="15" table:style-name="ce10"/>
          <table:table-cell table:style-name="ce17"/>
          <table:table-cell table:number-columns-repeated="16337"/>
        </table:table-row>
        <table:table-row table:style-name="ro1">
          <table:table-cell table:style-name="ce33"/>
          <table:table-cell table:number-columns-repeated="13" table:style-name="ce10"/>
          <table:table-cell table:style-name="ce17"/>
          <table:table-cell table:style-name="ce1"/>
          <table:table-cell table:number-columns-repeated="6" table:style-name="ce10"/>
          <table:table-cell table:style-name="ce17"/>
          <table:table-cell table:number-columns-repeated="7" table:style-name="ce10"/>
          <table:table-cell table:style-name="ce17"/>
          <table:table-cell table:number-columns-repeated="8" table:style-name="ce10"/>
          <table:table-cell office:value-type="string" table:style-name="ce8">
            <text:p>numberTariffs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tinyint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4" table:style-name="ce9">
            <text:p>4</text:p>
          </table:table-cell>
          <table:table-cell table:number-columns-repeated="16337"/>
        </table:table-row>
        <table:table-row table:style-name="ro1">
          <table:table-cell table:number-columns-repeated="31"/>
          <table:table-cell table:number-columns-repeated="8" table:style-name="ce10"/>
          <table:table-cell office:value-type="string" table:style-name="ce8">
            <text:p>energyDirectio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varchar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string" table:style-name="ce8">
            <text:p>supply / feedIn</text:p>
          </table:table-cell>
          <table:table-cell office:value-type="string" table:style-name="ce9">
            <text:p>supply</text:p>
          </table:table-cell>
          <table:table-cell table:number-columns-repeated="16337"/>
        </table:table-row>
        <table:table-row table:style-name="ro1">
          <table:table-cell table:number-columns-repeated="31"/>
          <table:table-cell table:number-columns-repeated="8" table:style-name="ce10"/>
          <table:table-cell office:value-type="string" table:style-name="ce8">
            <text:p>productMeter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varchar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8">
            <text:p>e / g</text:p>
          </table:table-cell>
          <table:table-cell office:value-type="string" table:style-name="ce9">
            <text:p>e</text:p>
          </table:table-cell>
          <table:table-cell table:number-columns-repeated="16337"/>
        </table:table-row>
        <table:table-row table:style-name="ro1">
          <table:table-cell table:number-columns-repeated="31"/>
          <table:table-cell table:number-columns-repeated="8" table:style-name="ce10"/>
          <table:table-cell office:value-type="string" table:style-name="ce8">
            <text:p>tariff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varchar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8">
            <text:p>t1 / t2</text:p>
          </table:table-cell>
          <table:table-cell office:value-type="string" table:style-name="ce9">
            <text:p>t1</text:p>
          </table:table-cell>
          <table:table-cell table:number-columns-repeated="16337"/>
        </table:table-row>
        <table:table-row table:style-name="ro1">
          <table:table-cell table:number-columns-repeated="31"/>
          <table:table-cell office:value-type="string" table:style-name="ce7">
            <text:p>tariffId</text:p>
          </table:table-cell>
          <table:table-cell office:value-type="string" table:style-name="ce7">
            <text:p>N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int</text:p>
          </table:table-cell>
          <table:table-cell office:value-type="float" office:value="4" table:style-name="ce7">
            <text:p>4</text:p>
          </table:table-cell>
          <table:table-cell table:number-columns-repeated="3" table:style-name="ce7"/>
          <table:table-cell office:value-type="string" table:style-name="ce8">
            <text:p>tariffId</text:p>
          </table:table-cell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string" table:style-name="ce8">
            <text:p>int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table:style-name="ce9"/>
          <table:table-cell table:number-columns-repeated="16337"/>
        </table:table-row>
        <table:table-row table:number-rows-repeated="1048524" table:style-name="ro5">
          <table:table-cell table:number-columns-repeated="16384"/>
        </table:table-row>
      </table:table>
      <table:table table:name="OBIS_-_IEC62056" table:style-name="ta1">
        <table:table-column table:style-name="co22" table:default-cell-style-name="ce1"/>
        <table:table-column table:style-name="co23" table:default-cell-style-name="ce1"/>
        <table:table-column table:style-name="co18" table:number-columns-repeated="16382" table:default-cell-style-name="ce1"/>
        <table:table-row table:style-name="ro1">
          <table:table-cell office:value-type="string" table:style-name="ce1">
            <text:p>OBIS code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Active energy registers: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8.0</text:p>
          </table:table-cell>
          <table:table-cell office:value-type="string" table:style-name="ce1">
            <text:p>Positive active energy (A+)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8.1</text:p>
          </table:table-cell>
          <table:table-cell office:value-type="string" table:style-name="ce1">
            <text:p>Positive active energy (A+) in tariff T1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8.2</text:p>
          </table:table-cell>
          <table:table-cell office:value-type="string" table:style-name="ce1">
            <text:p>Positive active energy (A+) in tariff T2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8.3</text:p>
          </table:table-cell>
          <table:table-cell office:value-type="string" table:style-name="ce1">
            <text:p>Positive active energy (A+) in tariff T3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8.4</text:p>
          </table:table-cell>
          <table:table-cell office:value-type="string" table:style-name="ce1">
            <text:p>Positive active energy (A+) in tariff T4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0</text:p>
          </table:table-cell>
          <table:table-cell office:value-type="string" table:style-name="ce1">
            <text:p>Negative active energy (A+)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1</text:p>
          </table:table-cell>
          <table:table-cell office:value-type="string" table:style-name="ce1">
            <text:p>Negative active energy (A+) in tariff T1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2</text:p>
          </table:table-cell>
          <table:table-cell office:value-type="string" table:style-name="ce1">
            <text:p>Negative active energy (A+) in tariff T2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3</text:p>
          </table:table-cell>
          <table:table-cell office:value-type="string" table:style-name="ce1">
            <text:p>Negative active energy (A+) in tariff T3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4</text:p>
          </table:table-cell>
          <table:table-cell office:value-type="string" table:style-name="ce1">
            <text:p>Negative active energy (A+) in tariff T4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0</text:p>
          </table:table-cell>
          <table:table-cell office:value-type="string" table:style-name="ce1">
            <text:p>Absolute active energy (A+)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1</text:p>
          </table:table-cell>
          <table:table-cell office:value-type="string" table:style-name="ce1">
            <text:p>Absolute active energy (A+) in tariff T1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2</text:p>
          </table:table-cell>
          <table:table-cell office:value-type="string" table:style-name="ce1">
            <text:p>Absolute active energy (A+) in tariff T2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3</text:p>
          </table:table-cell>
          <table:table-cell office:value-type="string" table:style-name="ce1">
            <text:p>Absolute active energy (A+) in tariff T3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4</text:p>
          </table:table-cell>
          <table:table-cell office:value-type="string" table:style-name="ce1">
            <text:p>Absolute active energy (A+) in tariff T4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0</text:p>
          </table:table-cell>
          <table:table-cell office:value-type="string" table:style-name="ce1">
            <text:p>Sum active energy without reverse blockade (A+ - A-)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</text:p>
          </table:table-cell>
          <table:table-cell office:value-type="string" table:style-name="ce1">
            <text:p>Sum active energy without reverse blockade (A+ - A-) in tariff T1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2</text:p>
          </table:table-cell>
          <table:table-cell office:value-type="string" table:style-name="ce1">
            <text:p>Sum active energy without reverse blockade (A+ - A-) in tariff T2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3</text:p>
          </table:table-cell>
          <table:table-cell office:value-type="string" table:style-name="ce1">
            <text:p>Sum active energy without reverse blockade (A+ - A-) in tariff T3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4</text:p>
          </table:table-cell>
          <table:table-cell office:value-type="string" table:style-name="ce1">
            <text:p>Sum active energy without reverse blockade (A+ - A-) in tariff T4 [kWh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2. Reactive energy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3.8.0</text:p>
          </table:table-cell>
          <table:table-cell office:value-type="string" table:style-name="ce1">
            <text:p>Positive reactive energy (Q+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8.1</text:p>
          </table:table-cell>
          <table:table-cell office:value-type="string" table:style-name="ce1">
            <text:p>Positive reactive energy (Q+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8.2</text:p>
          </table:table-cell>
          <table:table-cell office:value-type="string" table:style-name="ce1">
            <text:p>Positive reactive energy (Q+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8.3</text:p>
          </table:table-cell>
          <table:table-cell office:value-type="string" table:style-name="ce1">
            <text:p>Positive reactive energy (Q+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8.4</text:p>
          </table:table-cell>
          <table:table-cell office:value-type="string" table:style-name="ce1">
            <text:p>Positive reactive energy (Q+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0</text:p>
          </table:table-cell>
          <table:table-cell office:value-type="string" table:style-name="ce1">
            <text:p>Negative reactive energy (Q-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1</text:p>
          </table:table-cell>
          <table:table-cell office:value-type="string" table:style-name="ce1">
            <text:p>Negative reactive energy (Q-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2</text:p>
          </table:table-cell>
          <table:table-cell office:value-type="string" table:style-name="ce1">
            <text:p>Negative reactive energy (Q-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3</text:p>
          </table:table-cell>
          <table:table-cell office:value-type="string" table:style-name="ce1">
            <text:p>Negative reactive energy (Q-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4</text:p>
          </table:table-cell>
          <table:table-cell office:value-type="string" table:style-name="ce1">
            <text:p>Negative reactive energy (Q-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0</text:p>
          </table:table-cell>
          <table:table-cell office:value-type="string" table:style-name="ce1">
            <text:p>Imported inductive reactive energy in 1-st quadrant (Q1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1</text:p>
          </table:table-cell>
          <table:table-cell office:value-type="string" table:style-name="ce1">
            <text:p>Imported inductive reactive energy in 1-st quadrant (Q1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2</text:p>
          </table:table-cell>
          <table:table-cell office:value-type="string" table:style-name="ce1">
            <text:p>Imported inductive reactive energy in 1-st quadrant (Q1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3</text:p>
          </table:table-cell>
          <table:table-cell office:value-type="string" table:style-name="ce1">
            <text:p>Imported inductive reactive energy in 1-st quadrant (Q1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4</text:p>
          </table:table-cell>
          <table:table-cell office:value-type="string" table:style-name="ce1">
            <text:p>Imported inductive reactive energy in 1-st quadrant (Q1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0</text:p>
          </table:table-cell>
          <table:table-cell office:value-type="string" table:style-name="ce1">
            <text:p>Imported capacitive reactive energy in 2-nd quadrant (Q2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1</text:p>
          </table:table-cell>
          <table:table-cell office:value-type="string" table:style-name="ce1">
            <text:p>Imported capacitive reactive energy in 2-nd quadr. (Q2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2</text:p>
          </table:table-cell>
          <table:table-cell office:value-type="string" table:style-name="ce1">
            <text:p>Imported capacitive reactive energy in 2-nd quadr. (Q2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3</text:p>
          </table:table-cell>
          <table:table-cell office:value-type="string" table:style-name="ce1">
            <text:p>Imported capacitive reactive energy in 2-nd quadr. (Q2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4</text:p>
          </table:table-cell>
          <table:table-cell office:value-type="string" table:style-name="ce1">
            <text:p>Imported capacitive reactive energy in 2-nd quadr. (Q2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0</text:p>
          </table:table-cell>
          <table:table-cell office:value-type="string" table:style-name="ce1">
            <text:p>Exported inductive reactive energy in 3-rd quadrant (Q3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1</text:p>
          </table:table-cell>
          <table:table-cell office:value-type="string" table:style-name="ce1">
            <text:p>Exported inductive reactive energy in 3-rd quadrant (Q3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2</text:p>
          </table:table-cell>
          <table:table-cell office:value-type="string" table:style-name="ce1">
            <text:p>Exported inductive reactive energy in 3-rd quadrant (Q3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3</text:p>
          </table:table-cell>
          <table:table-cell office:value-type="string" table:style-name="ce1">
            <text:p>Exported inductive reactive energy in 3-rd quadrant (Q3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4</text:p>
          </table:table-cell>
          <table:table-cell office:value-type="string" table:style-name="ce1">
            <text:p>Exported inductive reactive energy in 3-rd quadrant (Q3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0</text:p>
          </table:table-cell>
          <table:table-cell office:value-type="string" table:style-name="ce1">
            <text:p>Exported capacitive reactive energy in 4-th quadrant (Q4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1</text:p>
          </table:table-cell>
          <table:table-cell office:value-type="string" table:style-name="ce1">
            <text:p>Exported capacitive reactive energy in 4-th quadr. (Q4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2</text:p>
          </table:table-cell>
          <table:table-cell office:value-type="string" table:style-name="ce1">
            <text:p>Exported capacitive reactive energy in 4-th quadr. (Q4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3</text:p>
          </table:table-cell>
          <table:table-cell office:value-type="string" table:style-name="ce1">
            <text:p>Exported capacitive reactive energy in 4-th quadr. (Q4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4</text:p>
          </table:table-cell>
          <table:table-cell office:value-type="string" table:style-name="ce1">
            <text:p>Exported capacitive reactive energy in 4-th quadr. (Q4) in tariff T4 [kvarh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3. Apparent energy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9.8.0</text:p>
          </table:table-cell>
          <table:table-cell office:value-type="string" table:style-name="ce1">
            <text:p>Apparent energy (S+) total [kVA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8.1</text:p>
          </table:table-cell>
          <table:table-cell office:value-type="string" table:style-name="ce1">
            <text:p>Apparent energy (S+) in tariff T1 [kVA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8.2</text:p>
          </table:table-cell>
          <table:table-cell office:value-type="string" table:style-name="ce1">
            <text:p>Apparent energy (S+) in tariff T2 [kVA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8.3</text:p>
          </table:table-cell>
          <table:table-cell office:value-type="string" table:style-name="ce1">
            <text:p>Apparent energy (S+) in tariff T3 [kVA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8.4</text:p>
          </table:table-cell>
          <table:table-cell office:value-type="string" table:style-name="ce1">
            <text:p>Apparent energy (S+) in tariff T4 [kVAh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4. Registers of active energy per phase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21.8.0</text:p>
          </table:table-cell>
          <table:table-cell office:value-type="string" table:style-name="ce1">
            <text:p>Positive active energy (A+) in phase L1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8.0</text:p>
          </table:table-cell>
          <table:table-cell office:value-type="string" table:style-name="ce1">
            <text:p>Positive active energy (A+) in phase L2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.8.0</text:p>
          </table:table-cell>
          <table:table-cell office:value-type="string" table:style-name="ce1">
            <text:p>Positive active energy (A+) in phase L3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8.0</text:p>
          </table:table-cell>
          <table:table-cell office:value-type="string" table:style-name="ce1">
            <text:p>Negative active energy (A-) in phase L1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8.0</text:p>
          </table:table-cell>
          <table:table-cell office:value-type="string" table:style-name="ce1">
            <text:p>Negative active energy (A-) in phase L2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2.8.0</text:p>
          </table:table-cell>
          <table:table-cell office:value-type="string" table:style-name="ce1">
            <text:p>Negative active energy (A-) in phase L3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8.0</text:p>
          </table:table-cell>
          <table:table-cell office:value-type="string" table:style-name="ce1">
            <text:p>Absolute active energy (|A|) in phase L1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5.8.0</text:p>
          </table:table-cell>
          <table:table-cell office:value-type="string" table:style-name="ce1">
            <text:p>Absolute active energy (|A|) in phase L2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5.8.0</text:p>
          </table:table-cell>
          <table:table-cell office:value-type="string" table:style-name="ce1">
            <text:p>Absolute active energy (|A|) in phase L3 total [kWh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5. Maximum demand registers: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6.0</text:p>
          </table:table-cell>
          <table:table-cell office:value-type="string" table:style-name="ce1">
            <text:p>Positive active maximum demand (A+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6.1</text:p>
          </table:table-cell>
          <table:table-cell office:value-type="string" table:style-name="ce1">
            <text:p>Positive active maximum demand (A+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6.2</text:p>
          </table:table-cell>
          <table:table-cell office:value-type="string" table:style-name="ce1">
            <text:p>Positive active maximum demand (A+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6.3</text:p>
          </table:table-cell>
          <table:table-cell office:value-type="string" table:style-name="ce1">
            <text:p>Positive active maximum demand (A+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6.4</text:p>
          </table:table-cell>
          <table:table-cell office:value-type="string" table:style-name="ce1">
            <text:p>Positive active maximum demand (A+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0</text:p>
          </table:table-cell>
          <table:table-cell office:value-type="string" table:style-name="ce1">
            <text:p>Negative active maximum demand (A-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1</text:p>
          </table:table-cell>
          <table:table-cell office:value-type="string" table:style-name="ce1">
            <text:p>Negative active maximum demand (A-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2</text:p>
          </table:table-cell>
          <table:table-cell office:value-type="string" table:style-name="ce1">
            <text:p>Negative active maximum demand (A-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3</text:p>
          </table:table-cell>
          <table:table-cell office:value-type="string" table:style-name="ce1">
            <text:p>Negative active maximum demand (A-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4</text:p>
          </table:table-cell>
          <table:table-cell office:value-type="string" table:style-name="ce1">
            <text:p>Negative active maximum demand (A-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0</text:p>
          </table:table-cell>
          <table:table-cell office:value-type="string" table:style-name="ce1">
            <text:p>Absolute active maximum demand (|A|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1</text:p>
          </table:table-cell>
          <table:table-cell office:value-type="string" table:style-name="ce1">
            <text:p>Absolute active maximum demand (|A|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2</text:p>
          </table:table-cell>
          <table:table-cell office:value-type="string" table:style-name="ce1">
            <text:p>Absolute active maximum demand (|A|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3</text:p>
          </table:table-cell>
          <table:table-cell office:value-type="string" table:style-name="ce1">
            <text:p>Absolute active maximum demand (|A|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4</text:p>
          </table:table-cell>
          <table:table-cell office:value-type="string" table:style-name="ce1">
            <text:p>Absolute active maximum demand (|A|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6.0</text:p>
          </table:table-cell>
          <table:table-cell office:value-type="string" table:style-name="ce1">
            <text:p>Positive reactive maximum demand (Q+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6.0</text:p>
          </table:table-cell>
          <table:table-cell office:value-type="string" table:style-name="ce1">
            <text:p>Negative reactive maximum demand (Q-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6.0</text:p>
          </table:table-cell>
          <table:table-cell office:value-type="string" table:style-name="ce1">
            <text:p>Reactive maximum demand in Q1 (Q1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6.0</text:p>
          </table:table-cell>
          <table:table-cell office:value-type="string" table:style-name="ce1">
            <text:p>Reactive maximum demand in Q2 (Q2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6.0</text:p>
          </table:table-cell>
          <table:table-cell office:value-type="string" table:style-name="ce1">
            <text:p>Reactive maximum demand in Q3 (Q3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6.0</text:p>
          </table:table-cell>
          <table:table-cell office:value-type="string" table:style-name="ce1">
            <text:p>Reactive maximum demand in Q4 (Q4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6.0</text:p>
          </table:table-cell>
          <table:table-cell office:value-type="string" table:style-name="ce1">
            <text:p>Apparent maximum demand (S+) total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6. Cumulative maximum demand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2.0</text:p>
          </table:table-cell>
          <table:table-cell office:value-type="string" table:style-name="ce1">
            <text:p>Positive active cumulative maximum demand (A+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2.1</text:p>
          </table:table-cell>
          <table:table-cell office:value-type="string" table:style-name="ce1">
            <text:p>Positive active cumulative maximum demand (A+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2.2</text:p>
          </table:table-cell>
          <table:table-cell office:value-type="string" table:style-name="ce1">
            <text:p>Positive active cumulative maximum demand (A+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2.3</text:p>
          </table:table-cell>
          <table:table-cell office:value-type="string" table:style-name="ce1">
            <text:p>Positive active cumulative maximum demand (A+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2.4</text:p>
          </table:table-cell>
          <table:table-cell office:value-type="string" table:style-name="ce1">
            <text:p>Positive active cumulative maximum demand (A+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0</text:p>
          </table:table-cell>
          <table:table-cell office:value-type="string" table:style-name="ce1">
            <text:p>Negative active cumulative maximum demand (A-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1</text:p>
          </table:table-cell>
          <table:table-cell office:value-type="string" table:style-name="ce1">
            <text:p>Negative active cumulative maximum demand (A-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2</text:p>
          </table:table-cell>
          <table:table-cell office:value-type="string" table:style-name="ce1">
            <text:p>Negative active cumulative maximum demand (A-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3</text:p>
          </table:table-cell>
          <table:table-cell office:value-type="string" table:style-name="ce1">
            <text:p>Negative active cumulative maximum demand (A-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4</text:p>
          </table:table-cell>
          <table:table-cell office:value-type="string" table:style-name="ce1">
            <text:p>Negative active cumulative maximum demand (A-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</text:p>
          </table:table-cell>
          <table:table-cell office:value-type="string" table:style-name="ce1">
            <text:p>Absolute active cumulative maximum demand (|A|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1</text:p>
          </table:table-cell>
          <table:table-cell office:value-type="string" table:style-name="ce1">
            <text:p>Absolute active cumulative maximum demand (|A|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2</text:p>
          </table:table-cell>
          <table:table-cell office:value-type="string" table:style-name="ce1">
            <text:p>Absolute active cumulative maximum demand (|A|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3</text:p>
          </table:table-cell>
          <table:table-cell office:value-type="string" table:style-name="ce1">
            <text:p>Absolute active cumulative maximum demand (|A|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4</text:p>
          </table:table-cell>
          <table:table-cell office:value-type="string" table:style-name="ce1">
            <text:p>Absolute active cumulative maximum demand (|A|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2.0</text:p>
          </table:table-cell>
          <table:table-cell office:value-type="string" table:style-name="ce1">
            <text:p>Positive reactive cumulative maximum demand (Q+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2.0</text:p>
          </table:table-cell>
          <table:table-cell office:value-type="string" table:style-name="ce1">
            <text:p>Negative reactive cumulative maximum demand (Q-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2.0</text:p>
          </table:table-cell>
          <table:table-cell office:value-type="string" table:style-name="ce1">
            <text:p>Reactive cumulative maximum demand in Q1 (Q1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2.0</text:p>
          </table:table-cell>
          <table:table-cell office:value-type="string" table:style-name="ce1">
            <text:p>Reactive cumulative maximum demand in Q2 (Q2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2.0</text:p>
          </table:table-cell>
          <table:table-cell office:value-type="string" table:style-name="ce1">
            <text:p>Reactive cumulative maximum demand in Q3 (Q3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2.0</text:p>
          </table:table-cell>
          <table:table-cell office:value-type="string" table:style-name="ce1">
            <text:p>Reactive cumulative maximum demand in Q4 (Q4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2.0</text:p>
          </table:table-cell>
          <table:table-cell office:value-type="string" table:style-name="ce1">
            <text:p>Apparent cumulative maximum demand (S+) total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7. Demands in a current demand period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4.0</text:p>
          </table:table-cell>
          <table:table-cell office:value-type="string" table:style-name="ce1">
            <text:p>Positive active demand in a current demand period (A+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4.0</text:p>
          </table:table-cell>
          <table:table-cell office:value-type="string" table:style-name="ce1">
            <text:p>Negative active demand in a current demand period (A-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</text:p>
          </table:table-cell>
          <table:table-cell office:value-type="string" table:style-name="ce1">
            <text:p>Absolute active demand in a current demand period (|A|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4.0</text:p>
          </table:table-cell>
          <table:table-cell office:value-type="string" table:style-name="ce1">
            <text:p>Positive reactive demand in a current demand period (Q+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4.0</text:p>
          </table:table-cell>
          <table:table-cell office:value-type="string" table:style-name="ce1">
            <text:p>Negative reactive demand in a current demand period (Q-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4.0</text:p>
          </table:table-cell>
          <table:table-cell office:value-type="string" table:style-name="ce1">
            <text:p>Reactive demand in a current demand period in Q1 (Q1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4.0</text:p>
          </table:table-cell>
          <table:table-cell office:value-type="string" table:style-name="ce1">
            <text:p>Reactive demand in a current demand period in Q2 (Q2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4.0</text:p>
          </table:table-cell>
          <table:table-cell office:value-type="string" table:style-name="ce1">
            <text:p>Reactive demand in a current demand period in Q3 (Q3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4.0</text:p>
          </table:table-cell>
          <table:table-cell office:value-type="string" table:style-name="ce1">
            <text:p>Reactive demand in a current demand period in Q4 (Q4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4.0</text:p>
          </table:table-cell>
          <table:table-cell office:value-type="string" table:style-name="ce1">
            <text:p>Apparent demand in a current demand period (S+)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8. Demands in the last completed demand period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5.0</text:p>
          </table:table-cell>
          <table:table-cell office:value-type="string" table:style-name="ce1">
            <text:p>Positive active demand in the last completed demand period (A+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5.0</text:p>
          </table:table-cell>
          <table:table-cell office:value-type="string" table:style-name="ce1">
            <text:p>Negative active demand in the last completed demand period (A-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5.0</text:p>
          </table:table-cell>
          <table:table-cell office:value-type="string" table:style-name="ce1">
            <text:p>Absolute active demand in the last completed demand period (|A|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5.0</text:p>
          </table:table-cell>
          <table:table-cell office:value-type="string" table:style-name="ce1">
            <text:p>Positive reactive demand in the last completed demand period (Q+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5.0</text:p>
          </table:table-cell>
          <table:table-cell office:value-type="string" table:style-name="ce1">
            <text:p>Negative reactive demand in the last completed demand period (Q-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5.0</text:p>
          </table:table-cell>
          <table:table-cell office:value-type="string" table:style-name="ce1">
            <text:p>Reactive demand in the last completed demand period in Q1 (Q1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5.0</text:p>
          </table:table-cell>
          <table:table-cell office:value-type="string" table:style-name="ce1">
            <text:p>Reactive demand in the last completed demand period in Q2 (Q2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5.0</text:p>
          </table:table-cell>
          <table:table-cell office:value-type="string" table:style-name="ce1">
            <text:p>Reactive demand in the last completed demand period in Q3 (Q3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5.0</text:p>
          </table:table-cell>
          <table:table-cell office:value-type="string" table:style-name="ce1">
            <text:p>Reactive demand in the last completed demand period in Q4 (Q4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5.0</text:p>
          </table:table-cell>
          <table:table-cell office:value-type="string" table:style-name="ce1">
            <text:p>Apparent demand in the last completed demand period (S+)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9. Instantaneous power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7.0</text:p>
          </table:table-cell>
          <table:table-cell office:value-type="string" table:style-name="ce1">
            <text:p>Positive active instantaneous power (A+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7.0</text:p>
          </table:table-cell>
          <table:table-cell office:value-type="string" table:style-name="ce1">
            <text:p>Positive active instantaneous power (A+) in phase L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7.0</text:p>
          </table:table-cell>
          <table:table-cell office:value-type="string" table:style-name="ce1">
            <text:p>Positive active instantaneous power (A+) in phase L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.7.0</text:p>
          </table:table-cell>
          <table:table-cell office:value-type="string" table:style-name="ce1">
            <text:p>Positive active instantaneous power (A+) in phase L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7.0</text:p>
          </table:table-cell>
          <table:table-cell office:value-type="string" table:style-name="ce1">
            <text:p>Negative active instantaneous power (A-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7.0</text:p>
          </table:table-cell>
          <table:table-cell office:value-type="string" table:style-name="ce1">
            <text:p>Negative active instantaneous power (A-) in phase L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7.0</text:p>
          </table:table-cell>
          <table:table-cell office:value-type="string" table:style-name="ce1">
            <text:p>Negative active instantaneous power (A-) in phase L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2.7.0</text:p>
          </table:table-cell>
          <table:table-cell office:value-type="string" table:style-name="ce1">
            <text:p>Negative active instantaneous power (A-) in phase L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7.0</text:p>
          </table:table-cell>
          <table:table-cell office:value-type="string" table:style-name="ce1">
            <text:p>Absolute active instantaneous power (|A|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7.0</text:p>
          </table:table-cell>
          <table:table-cell office:value-type="string" table:style-name="ce1">
            <text:p>Absolute active instantaneous power (|A|) in phase L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5.7.0</text:p>
          </table:table-cell>
          <table:table-cell office:value-type="string" table:style-name="ce1">
            <text:p>Absolute active instantaneous power (|A|) in phase L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5.7.0</text:p>
          </table:table-cell>
          <table:table-cell office:value-type="string" table:style-name="ce1">
            <text:p>Absolute active instantaneous power (|A|) in phase L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7.0</text:p>
          </table:table-cell>
          <table:table-cell office:value-type="string" table:style-name="ce1">
            <text:p>Sum active instantaneous power (A+ - A-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7.0</text:p>
          </table:table-cell>
          <table:table-cell office:value-type="string" table:style-name="ce1">
            <text:p>Sum active instantaneous power (A+ - A-) in phase L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6.7.0</text:p>
          </table:table-cell>
          <table:table-cell office:value-type="string" table:style-name="ce1">
            <text:p>Sum active instantaneous power (A+ - A-) in phase L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.7.0</text:p>
          </table:table-cell>
          <table:table-cell office:value-type="string" table:style-name="ce1">
            <text:p>Sum active instantaneous power (A+ - A-) in phase L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7.0</text:p>
          </table:table-cell>
          <table:table-cell office:value-type="string" table:style-name="ce1">
            <text:p>Positive reactive instantaneous power (Q+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7.0</text:p>
          </table:table-cell>
          <table:table-cell office:value-type="string" table:style-name="ce1">
            <text:p>Positive reactive instantaneous power (Q+) in phase L1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7.0</text:p>
          </table:table-cell>
          <table:table-cell office:value-type="string" table:style-name="ce1">
            <text:p>Positive reactive instantaneous power (Q+) in phase L2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3.7.0</text:p>
          </table:table-cell>
          <table:table-cell office:value-type="string" table:style-name="ce1">
            <text:p>Positive reactive instantaneous power (Q+) in phase L3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7.0</text:p>
          </table:table-cell>
          <table:table-cell office:value-type="string" table:style-name="ce1">
            <text:p>Negative reactive instantaneous power (Q-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7.0</text:p>
          </table:table-cell>
          <table:table-cell office:value-type="string" table:style-name="ce1">
            <text:p>Negative reactive instantaneous power (Q-) in phase L1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7.0</text:p>
          </table:table-cell>
          <table:table-cell office:value-type="string" table:style-name="ce1">
            <text:p>Negative reactive instantaneous power (Q-) in phase L2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4.7.0</text:p>
          </table:table-cell>
          <table:table-cell office:value-type="string" table:style-name="ce1">
            <text:p>Negative reactive instantaneous power (Q-) in phase L3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7.0</text:p>
          </table:table-cell>
          <table:table-cell office:value-type="string" table:style-name="ce1">
            <text:p>Apparent instantaneous power (S+) [kV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7.0</text:p>
          </table:table-cell>
          <table:table-cell office:value-type="string" table:style-name="ce1">
            <text:p>Apparent instantaneous power (S+) in phase L1 [kV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7.0</text:p>
          </table:table-cell>
          <table:table-cell office:value-type="string" table:style-name="ce1">
            <text:p>Apparent instantaneous power (S+) in phase L2 [kV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9.7.0</text:p>
          </table:table-cell>
          <table:table-cell office:value-type="string" table:style-name="ce1">
            <text:p>Apparent instantaneous power (S+) in phase L3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10. Electricity network quality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1.7.0</text:p>
          </table:table-cell>
          <table:table-cell office:value-type="string" table:style-name="ce1">
            <text:p>Instantaneous current (I)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7.0</text:p>
          </table:table-cell>
          <table:table-cell office:value-type="string" table:style-name="ce1">
            <text:p>Instantaneous current (I) in phase L1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7.0</text:p>
          </table:table-cell>
          <table:table-cell office:value-type="string" table:style-name="ce1">
            <text:p>Instantaneous current (I) in phase L2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.7.0</text:p>
          </table:table-cell>
          <table:table-cell office:value-type="string" table:style-name="ce1">
            <text:p>Instantaneous current (I) in phase L3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.7.0</text:p>
          </table:table-cell>
          <table:table-cell office:value-type="string" table:style-name="ce1">
            <text:p>Instantaneous current (I) in neutral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6.0</text:p>
          </table:table-cell>
          <table:table-cell office:value-type="string" table:style-name="ce1">
            <text:p>Maximum current (I max)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6.0</text:p>
          </table:table-cell>
          <table:table-cell office:value-type="string" table:style-name="ce1">
            <text:p>Maximum current (I max) in phase L1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6.0</text:p>
          </table:table-cell>
          <table:table-cell office:value-type="string" table:style-name="ce1">
            <text:p>Maximum current (I max) in phase L2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.6.0</text:p>
          </table:table-cell>
          <table:table-cell office:value-type="string" table:style-name="ce1">
            <text:p>Maximum current (I max) in phase L3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.6.0</text:p>
          </table:table-cell>
          <table:table-cell office:value-type="string" table:style-name="ce1">
            <text:p>Maximum current (I max) in neutral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7.0</text:p>
          </table:table-cell>
          <table:table-cell office:value-type="string" table:style-name="ce1">
            <text:p>Instantaneous voltage (U) [V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7.0</text:p>
          </table:table-cell>
          <table:table-cell office:value-type="string" table:style-name="ce1">
            <text:p>Instantaneous voltage (U) in phase L1 [V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7.0</text:p>
          </table:table-cell>
          <table:table-cell office:value-type="string" table:style-name="ce1">
            <text:p>Instantaneous voltage (U) in phase L2 [V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.7.0</text:p>
          </table:table-cell>
          <table:table-cell office:value-type="string" table:style-name="ce1">
            <text:p>Instantaneous voltage (U) in phase L3 [V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7.0</text:p>
          </table:table-cell>
          <table:table-cell office:value-type="string" table:style-name="ce1">
            <text:p>Instantaneous power fac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7.0</text:p>
          </table:table-cell>
          <table:table-cell office:value-type="string" table:style-name="ce1">
            <text:p>Instantaneous power factor in phase L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7.0</text:p>
          </table:table-cell>
          <table:table-cell office:value-type="string" table:style-name="ce1">
            <text:p>Instantaneous power factor in phase L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.7.0</text:p>
          </table:table-cell>
          <table:table-cell office:value-type="string" table:style-name="ce1">
            <text:p>Instantaneous power factor in phase L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7.0</text:p>
          </table:table-cell>
          <table:table-cell office:value-type="string" table:style-name="ce1">
            <text:p>Frequency [Hz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11. Tamper registers (energy registers and registers of elapsed time)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C.53.1</text:p>
          </table:table-cell>
          <table:table-cell office:value-type="string" table:style-name="ce1">
            <text:p>Tamper 1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2</text:p>
          </table:table-cell>
          <table:table-cell office:value-type="string" table:style-name="ce1">
            <text:p>Tamper 2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3</text:p>
          </table:table-cell>
          <table:table-cell office:value-type="string" table:style-name="ce1">
            <text:p>Tamper 3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4</text:p>
          </table:table-cell>
          <table:table-cell office:value-type="string" table:style-name="ce1">
            <text:p>Tamper 4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11</text:p>
          </table:table-cell>
          <table:table-cell office:value-type="string" table:style-name="ce1">
            <text:p>Tamper 5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5</text:p>
          </table:table-cell>
          <table:table-cell office:value-type="string" table:style-name="ce1">
            <text:p>Tamper 1 time counter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6</text:p>
          </table:table-cell>
          <table:table-cell office:value-type="string" table:style-name="ce1">
            <text:p>Tamper 2 time counter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7</text:p>
          </table:table-cell>
          <table:table-cell office:value-type="string" table:style-name="ce1">
            <text:p>Tamper 3 time counter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9</text:p>
          </table:table-cell>
          <table:table-cell office:value-type="string" table:style-name="ce1">
            <text:p>Tamper 4 time counter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10</text:p>
          </table:table-cell>
          <table:table-cell office:value-type="string" table:style-name="ce1">
            <text:p>Tamper 5 time counter register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12. Events registers (counters and time-stamps)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C.2.0</text:p>
          </table:table-cell>
          <table:table-cell office:value-type="string" table:style-name="ce1">
            <text:p>Event parameters change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2.1</text:p>
          </table:table-cell>
          <table:table-cell office:value-type="string" table:style-name="ce1">
            <text:p>Event parameters change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</text:p>
          </table:table-cell>
          <table:table-cell office:value-type="string" table:style-name="ce1">
            <text:p>Event terminal cover open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</text:p>
          </table:table-cell>
          <table:table-cell office:value-type="string" table:style-name="ce1">
            <text:p>Event terminal cover open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3</text:p>
          </table:table-cell>
          <table:table-cell office:value-type="string" table:style-name="ce1">
            <text:p>Event main cover open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4</text:p>
          </table:table-cell>
          <table:table-cell office:value-type="string" table:style-name="ce1">
            <text:p>Event main cover open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5</text:p>
          </table:table-cell>
          <table:table-cell office:value-type="string" table:style-name="ce1">
            <text:p>Event magnetic field detection start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6</text:p>
          </table:table-cell>
          <table:table-cell office:value-type="string" table:style-name="ce1">
            <text:p>Event magnetic field detection start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7</text:p>
          </table:table-cell>
          <table:table-cell office:value-type="string" table:style-name="ce1">
            <text:p>Event reverse power flow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8</text:p>
          </table:table-cell>
          <table:table-cell office:value-type="string" table:style-name="ce1">
            <text:p>Event reverse power flow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7.0</text:p>
          </table:table-cell>
          <table:table-cell office:value-type="string" table:style-name="ce1">
            <text:p>Event power down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7.10</text:p>
          </table:table-cell>
          <table:table-cell office:value-type="string" table:style-name="ce1">
            <text:p>Event power down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3</text:p>
          </table:table-cell>
          <table:table-cell office:value-type="string" table:style-name="ce1">
            <text:p>Event power up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4</text:p>
          </table:table-cell>
          <table:table-cell office:value-type="string" table:style-name="ce1">
            <text:p>Event power up –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5</text:p>
          </table:table-cell>
          <table:table-cell office:value-type="string" table:style-name="ce1">
            <text:p>Event RTC (Real Time Clock) set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6</text:p>
          </table:table-cell>
          <table:table-cell office:value-type="string" table:style-name="ce1">
            <text:p>Event RTC (Real Time Clock) set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1</text:p>
          </table:table-cell>
          <table:table-cell office:value-type="string" table:style-name="ce1">
            <text:p>Event terminal cover clos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2</text:p>
          </table:table-cell>
          <table:table-cell office:value-type="string" table:style-name="ce1">
            <text:p>Event terminal cover clos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3</text:p>
          </table:table-cell>
          <table:table-cell office:value-type="string" table:style-name="ce1">
            <text:p>Event main cover clos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4</text:p>
          </table:table-cell>
          <table:table-cell office:value-type="string" table:style-name="ce1">
            <text:p>Event main cover clos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5</text:p>
          </table:table-cell>
          <table:table-cell office:value-type="string" table:style-name="ce1">
            <text:p>Event log-book 1 eras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6</text:p>
          </table:table-cell>
          <table:table-cell office:value-type="string" table:style-name="ce1">
            <text:p>Event log-book 1 eras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7</text:p>
          </table:table-cell>
          <table:table-cell office:value-type="string" table:style-name="ce1">
            <text:p>Event fraud start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8</text:p>
          </table:table-cell>
          <table:table-cell office:value-type="string" table:style-name="ce1">
            <text:p>Event fraud start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9</text:p>
          </table:table-cell>
          <table:table-cell office:value-type="string" table:style-name="ce1">
            <text:p>Event fraud stop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30</text:p>
          </table:table-cell>
          <table:table-cell office:value-type="string" table:style-name="ce1">
            <text:p>Event fraud stop - timestamp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13. Miscellaneous registers used in sequence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0.9.1</text:p>
          </table:table-cell>
          <table:table-cell office:value-type="string" table:style-name="ce1">
            <text:p>Current time (hh:mm:s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.2</text:p>
          </table:table-cell>
          <table:table-cell office:value-type="string" table:style-name="ce1">
            <text:p>Date (YY.MM.DD or DD.MM.Y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.4</text:p>
          </table:table-cell>
          <table:table-cell office:value-type="string" table:style-name="ce1">
            <text:p>Date and Time (YYMMDDhhmms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.0</text:p>
          </table:table-cell>
          <table:table-cell office:value-type="string" table:style-name="ce1">
            <text:p>Demand period [mi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.4</text:p>
          </table:table-cell>
          <table:table-cell office:value-type="string" table:style-name="ce1">
            <text:p>Load profile period [min] (optio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0.0</text:p>
          </table:table-cell>
          <table:table-cell office:value-type="string" table:style-name="ce1">
            <text:p>Device addres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0.1</text:p>
          </table:table-cell>
          <table:table-cell office:value-type="string" table:style-name="ce1">
            <text:p>Device address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.0</text:p>
          </table:table-cell>
          <table:table-cell office:value-type="string" table:style-name="ce1">
            <text:p>MD reset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.2</text:p>
          </table:table-cell>
          <table:table-cell office:value-type="string" table:style-name="ce1">
            <text:p>MD reset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.0</text:p>
          </table:table-cell>
          <table:table-cell office:value-type="string" table:style-name="ce1">
            <text:p>Firmware ve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.2</text:p>
          </table:table-cell>
          <table:table-cell office:value-type="string" table:style-name="ce1">
            <text:p>Tariff program 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0</text:p>
          </table:table-cell>
          <table:table-cell office:value-type="string" table:style-name="ce1">
            <text:p>Meter serial numb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2</text:p>
          </table:table-cell>
          <table:table-cell office:value-type="string" table:style-name="ce1">
            <text:p>Parameters file 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4</text:p>
          </table:table-cell>
          <table:table-cell office:value-type="string" table:style-name="ce1">
            <text:p>Parameters check 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5</text:p>
          </table:table-cell>
          <table:table-cell office:value-type="string" table:style-name="ce1">
            <text:p>Firmware built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6</text:p>
          </table:table-cell>
          <table:table-cell office:value-type="string" table:style-name="ce1">
            <text:p>Firmware check 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6.0</text:p>
          </table:table-cell>
          <table:table-cell office:value-type="string" table:style-name="ce1">
            <text:p>Power down time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6.1</text:p>
          </table:table-cell>
          <table:table-cell office:value-type="string" table:style-name="ce1">
            <text:p>Battery remaining capa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.F.0</text:p>
          </table:table-cell>
          <table:table-cell office:value-type="string" table:style-name="ce1">
            <text:p>Fatal error meter stat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87.0</text:p>
          </table:table-cell>
          <table:table-cell office:value-type="string" table:style-name="ce1">
            <text:p>Active tari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.1</text:p>
          </table:table-cell>
          <table:table-cell office:value-type="string" table:style-name="ce1">
            <text:p>Parameters scheme 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60.9</text:p>
          </table:table-cell>
          <table:table-cell office:value-type="string" table:style-name="ce1">
            <text:p>Fraud fl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.0</text:p>
          </table:table-cell>
          <table:table-cell office:value-type="string" table:style-name="ce1">
            <text:p>Active energy meter const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.2</text:p>
          </table:table-cell>
          <table:table-cell office:value-type="string" table:style-name="ce1">
            <text:p>Current transformer rat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.3</text:p>
          </table:table-cell>
          <table:table-cell office:value-type="string" table:style-name="ce1">
            <text:p>Voltage transformer ratio</text:p>
          </table:table-cell>
          <table:table-cell table:number-columns-repeated="16382"/>
        </table:table-row>
        <table:table-row table:number-rows-repeated="10483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ckground" style:family="table-cell" style:data-style-name="N0">
      <style:table-cell-properties style:vertical-align="automatic" fo:background-color="#000080"/>
      <style:text-properties fo:color="#C0C0C0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ard" style:family="table-cell" style:data-style-name="N0">
      <style:table-cell-properties style:vertical-align="automatic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0">
      <style:table-cell-properties fo:border-top="none" fo:border-bottom="thin solid #000080" fo:border-left="none" fo:border-right="none" style:vertical-align="automatic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0">
      <style:table-cell-properties fo:border-top="none" fo:border-bottom="thin solid #000080" fo:border-left="thin solid #000080" fo:border-right="none" style:vertical-align="automatic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0">
      <style:table-cell-properties fo:border-top="none" fo:border-bottom="thin solid #000080" fo:border-left="none" fo:border-right="thin solid #000080" style:vertical-align="automatic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0">
      <style:table-cell-properties fo:border-top="none" fo:border-bottom="none" fo:border-left="thin solid #000080" fo:border-right="none" style:vertical-align="automatic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0">
      <style:table-cell-properties fo:border-top="none" fo:border-bottom="none" fo:border-left="none" fo:border-right="thin solid #000080" style:vertical-align="automatic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0">
      <style:table-cell-properties fo:border-top="thin solid #000080" fo:border-bottom="none" fo:border-left="none" fo:border-right="none" style:vertical-align="automatic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0">
      <style:table-cell-properties fo:border-top="thin solid #000080" fo:border-bottom="none" fo:border-left="thin solid #000080" fo:border-right="none" style:vertical-align="automatic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0">
      <style:table-cell-properties fo:border-top="thin solid #000080" fo:border-bottom="none" fo:border-left="none" fo:border-right="thin solid #000080" style:vertical-align="automatic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0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eading1" style:family="table-cell" style:data-style-name="N0">
      <style:table-cell-properties style:vertical-align="automatic" fo:background-color="#E6E6FF"/>
      <style:text-properties fo:color="#000080" fo:font-size="10pt" style:font-size-asian="10pt" style:font-size-complex="10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8">
      <style:table-cell-properties fo:border="thin solid #000000" style:vertical-align="automatic" fo:background-color="transparent" style:cell-protect="non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38">
      <style:table-cell-properties fo:border="thin solid #000000" style:vertical-align="automatic" fo:background-color="#E6E6E6"/>
    </style:style>
    <style:style style:name="Result2" style:family="table-cell" style:data-style-name="N38">
      <style:table-cell-properties fo:border="thin solid #000000" style:vertical-align="automatic" fo:background-color="#E6E6E6"/>
      <style:text-properties fo:color="#000000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dc:creator>Richard van Dijk</dc:creator>
    <meta:creation-date>2019-10-20T17:38:14Z</meta:creation-date>
    <dc:date>2019-10-30T10:48:34Z</dc:date>
    <meta:editing-cycles>6</meta:editing-cycles>
    <meta:editing-duration>PT931S</meta:editing-duration>
  </office:meta>
</office:document-meta>
</file>